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2b15d7"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7"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10"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1"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2"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3"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14"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15"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16"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17"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18"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19"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0"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0b6374" officeooo:paragraph-rsid="00c6c72f"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7b6d21" officeooo:paragraph-rsid="007b6d21"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4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4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a7cb89" style:font-size-asian="16pt" style:font-size-complex="16pt"/>
    </style:style>
    <style:style style:name="P50"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5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5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6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6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6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6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6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6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2c96b5" officeooo:paragraph-rsid="00324fc3" style:font-size-asian="16pt" style:font-size-complex="16pt"/>
    </style:style>
    <style:style style:name="P6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6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6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6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70"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71"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72"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73"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74"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75"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76"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77"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78"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79"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80"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81"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82"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83" style:family="paragraph" style:parent-style-name="Standard">
      <style:paragraph-properties fo:text-align="start" style:justify-single-word="false"/>
      <style:text-properties officeooo:paragraph-rsid="00931601"/>
    </style:style>
    <style:style style:name="P84" style:family="paragraph" style:parent-style-name="Standard">
      <style:paragraph-properties fo:text-align="start" style:justify-single-word="false"/>
      <style:text-properties officeooo:paragraph-rsid="0063a4d7"/>
    </style:style>
    <style:style style:name="P85"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86"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8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88"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ae3ad4" officeooo:paragraph-rsid="00cb7f5f" style:font-size-asian="18pt" style:font-size-complex="18pt"/>
    </style:style>
    <style:style style:name="P8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90"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
    </style:style>
    <style:style style:name="T9" style:family="text">
      <style:text-properties fo:color="#c9211e" loext:opacity="100%" style:font-name="Futura Std Condensed" officeooo:rsid="0012957f"/>
    </style:style>
    <style:style style:name="T10" style:family="text">
      <style:text-properties fo:color="#c9211e" loext:opacity="100%" style:font-name="Futura Std Condensed" officeooo:rsid="000f8f6a"/>
    </style:style>
    <style:style style:name="T11" style:family="text">
      <style:text-properties fo:color="#c9211e" loext:opacity="100%" style:font-name="Futura Std Condensed" officeooo:rsid="000dbedd"/>
    </style:style>
    <style:style style:name="T12" style:family="text">
      <style:text-properties fo:color="#c9211e" loext:opacity="100%" style:font-name="Futura Std Condensed" officeooo:rsid="000e06bf"/>
    </style:style>
    <style:style style:name="T13" style:family="text">
      <style:text-properties fo:color="#c9211e" loext:opacity="100%" style:font-name="Futura Std Condensed" officeooo:rsid="001362f7"/>
    </style:style>
    <style:style style:name="T14" style:family="text">
      <style:text-properties fo:color="#c9211e" loext:opacity="100%" style:font-name="Futura Std Condensed" officeooo:rsid="0013b1f0"/>
    </style:style>
    <style:style style:name="T15" style:family="text">
      <style:text-properties fo:color="#c9211e" loext:opacity="100%" style:font-name="Futura Std Condensed" officeooo:rsid="0014442c"/>
    </style:style>
    <style:style style:name="T16" style:family="text">
      <style:text-properties fo:color="#c9211e" loext:opacity="100%" style:font-name="Futura Std Condensed" officeooo:rsid="00145467"/>
    </style:style>
    <style:style style:name="T17" style:family="text">
      <style:text-properties fo:color="#c9211e" loext:opacity="100%" style:font-name="Futura Std Condensed" officeooo:rsid="00155c6b"/>
    </style:style>
    <style:style style:name="T18" style:family="text">
      <style:text-properties fo:color="#c9211e" loext:opacity="100%" style:font-name="Futura Std Condensed" officeooo:rsid="0018b4d5"/>
    </style:style>
    <style:style style:name="T19" style:family="text">
      <style:text-properties fo:color="#c9211e" loext:opacity="100%" style:font-name="Futura Std Condensed" officeooo:rsid="0018c4ea"/>
    </style:style>
    <style:style style:name="T20" style:family="text">
      <style:text-properties fo:color="#c9211e" loext:opacity="100%" style:font-name="Futura Std Condensed" officeooo:rsid="001a20db"/>
    </style:style>
    <style:style style:name="T21" style:family="text">
      <style:text-properties fo:color="#c9211e" loext:opacity="100%" style:font-name="Futura Std Condensed" officeooo:rsid="001c6e04"/>
    </style:style>
    <style:style style:name="T22" style:family="text">
      <style:text-properties fo:color="#c9211e" loext:opacity="100%" style:font-name="Futura Std Condensed" officeooo:rsid="001d91d9"/>
    </style:style>
    <style:style style:name="T23" style:family="text">
      <style:text-properties fo:color="#c9211e" loext:opacity="100%" style:font-name="Futura Std Condensed" officeooo:rsid="00202faa"/>
    </style:style>
    <style:style style:name="T24" style:family="text">
      <style:text-properties fo:color="#c9211e" loext:opacity="100%" style:font-name="Futura Std Condensed" officeooo:rsid="002104e7"/>
    </style:style>
    <style:style style:name="T25" style:family="text">
      <style:text-properties fo:color="#c9211e" loext:opacity="100%" style:font-name="Futura Std Condensed" officeooo:rsid="001ec6f4"/>
    </style:style>
    <style:style style:name="T26" style:family="text">
      <style:text-properties fo:color="#c9211e" loext:opacity="100%" style:font-name="Futura Std Condensed" officeooo:rsid="002b15d7"/>
    </style:style>
    <style:style style:name="T27" style:family="text">
      <style:text-properties fo:color="#c9211e" loext:opacity="100%" style:font-name="Futura Std Condensed" officeooo:rsid="00324fc3"/>
    </style:style>
    <style:style style:name="T28" style:family="text">
      <style:text-properties fo:color="#c9211e" loext:opacity="100%" style:font-name="Futura Std Condensed" officeooo:rsid="003600f1"/>
    </style:style>
    <style:style style:name="T29" style:family="text">
      <style:text-properties fo:color="#c9211e" loext:opacity="100%" style:font-name="Futura Std Condensed" officeooo:rsid="00254600"/>
    </style:style>
    <style:style style:name="T30" style:family="text">
      <style:text-properties fo:color="#c9211e" loext:opacity="100%" style:font-name="Futura Std Condensed" officeooo:rsid="00271d54"/>
    </style:style>
    <style:style style:name="T31" style:family="text">
      <style:text-properties fo:color="#c9211e" loext:opacity="100%" style:font-name="Futura Std Condensed" officeooo:rsid="00291794"/>
    </style:style>
    <style:style style:name="T32" style:family="text">
      <style:text-properties fo:color="#c9211e" loext:opacity="100%" style:font-name="Futura Std Condensed" officeooo:rsid="002c96b5"/>
    </style:style>
    <style:style style:name="T33" style:family="text">
      <style:text-properties fo:color="#c9211e" loext:opacity="100%" style:font-name="Futura Std Condensed" officeooo:rsid="002f6e18"/>
    </style:style>
    <style:style style:name="T34" style:family="text">
      <style:text-properties fo:color="#c9211e" loext:opacity="100%" style:font-name="Futura Std Condensed" style:text-underline-style="solid" style:text-underline-width="auto" style:text-underline-color="font-color"/>
    </style:style>
    <style:style style:name="T35" style:family="text">
      <style:text-properties fo:color="#c9211e" loext:opacity="100%" style:font-name="Futura Std Condensed" style:text-underline-style="solid" style:text-underline-width="auto" style:text-underline-color="font-color" officeooo:rsid="00271d54"/>
    </style:style>
    <style:style style:name="T36" style:family="text">
      <style:text-properties fo:color="#c9211e" loext:opacity="100%" style:font-name="Futura Std Condensed" style:text-underline-style="solid" style:text-underline-width="auto" style:text-underline-color="font-color" officeooo:rsid="004190e1"/>
    </style:style>
    <style:style style:name="T37" style:family="text">
      <style:text-properties fo:color="#c9211e" loext:opacity="100%" style:font-name="Futura Std Condensed" style:text-underline-style="solid" style:text-underline-width="auto" style:text-underline-color="font-color" officeooo:rsid="002104e7"/>
    </style:style>
    <style:style style:name="T38" style:family="text">
      <style:text-properties fo:color="#c9211e" loext:opacity="100%" style:font-name="Futura Std Condensed" style:text-underline-style="solid" style:text-underline-width="auto" style:text-underline-color="font-color" officeooo:rsid="00145467"/>
    </style:style>
    <style:style style:name="T39" style:family="text">
      <style:text-properties fo:color="#c9211e" loext:opacity="100%" style:font-name="Futura Std Condensed" style:text-underline-style="solid" style:text-underline-width="auto" style:text-underline-color="font-color" officeooo:rsid="0043e337"/>
    </style:style>
    <style:style style:name="T40" style:family="text">
      <style:text-properties fo:color="#c9211e" loext:opacity="100%" style:font-name="Futura Std Condensed" style:text-underline-style="solid" style:text-underline-width="auto" style:text-underline-color="font-color" officeooo:rsid="005a3f3b"/>
    </style:style>
    <style:style style:name="T41" style:family="text">
      <style:text-properties fo:color="#c9211e" loext:opacity="100%" style:font-name="Futura Std Condensed" style:text-underline-style="solid" style:text-underline-width="auto" style:text-underline-color="font-color" officeooo:rsid="004e68bd"/>
    </style:style>
    <style:style style:name="T42" style:family="text">
      <style:text-properties fo:color="#c9211e" loext:opacity="100%" style:font-name="Futura Std Condensed" officeooo:rsid="0035b9c5"/>
    </style:style>
    <style:style style:name="T43" style:family="text">
      <style:text-properties fo:color="#c9211e" loext:opacity="100%" style:font-name="Futura Std Condensed" officeooo:rsid="003e9bc7"/>
    </style:style>
    <style:style style:name="T44" style:family="text">
      <style:text-properties fo:color="#c9211e" loext:opacity="100%" style:font-name="Futura Std Condensed" officeooo:rsid="0043e337"/>
    </style:style>
    <style:style style:name="T45" style:family="text">
      <style:text-properties fo:color="#c9211e" loext:opacity="100%" style:font-name="Futura Std Condensed" officeooo:rsid="0048922a"/>
    </style:style>
    <style:style style:name="T46" style:family="text">
      <style:text-properties fo:color="#c9211e" loext:opacity="100%" style:font-name="Futura Std Condensed" officeooo:rsid="004b5574"/>
    </style:style>
    <style:style style:name="T47" style:family="text">
      <style:text-properties fo:color="#c9211e" loext:opacity="100%" style:font-name="Futura Std Condensed" officeooo:rsid="004e68bd"/>
    </style:style>
    <style:style style:name="T48" style:family="text">
      <style:text-properties fo:color="#c9211e" loext:opacity="100%" style:font-name="Futura Std Condensed" officeooo:rsid="004f4fd7"/>
    </style:style>
    <style:style style:name="T49" style:family="text">
      <style:text-properties fo:color="#c9211e" loext:opacity="100%" style:font-name="Futura Std Condensed" officeooo:rsid="00509422"/>
    </style:style>
    <style:style style:name="T50" style:family="text">
      <style:text-properties fo:color="#c9211e" loext:opacity="100%" style:font-name="Futura Std Condensed" officeooo:rsid="005170e5"/>
    </style:style>
    <style:style style:name="T51" style:family="text">
      <style:text-properties fo:color="#c9211e" loext:opacity="100%" style:font-name="Futura Std Condensed" officeooo:rsid="00530c9e"/>
    </style:style>
    <style:style style:name="T52" style:family="text">
      <style:text-properties fo:color="#c9211e" loext:opacity="100%" style:font-name="Futura Std Condensed" officeooo:rsid="0058a901"/>
    </style:style>
    <style:style style:name="T53" style:family="text">
      <style:text-properties fo:color="#c9211e" loext:opacity="100%" style:font-name="Futura Std Condensed" officeooo:rsid="005a6b4c"/>
    </style:style>
    <style:style style:name="T54" style:family="text">
      <style:text-properties fo:color="#c9211e" loext:opacity="100%" style:font-name="Futura Std Condensed" officeooo:rsid="005ac6ad"/>
    </style:style>
    <style:style style:name="T55" style:family="text">
      <style:text-properties fo:color="#c9211e" loext:opacity="100%" style:font-name="Futura Std Condensed" officeooo:rsid="005ad40e"/>
    </style:style>
    <style:style style:name="T56" style:family="text">
      <style:text-properties fo:color="#c9211e" loext:opacity="100%" style:font-name="Futura Std Condensed" officeooo:rsid="005b5999"/>
    </style:style>
    <style:style style:name="T57" style:family="text">
      <style:text-properties fo:color="#c9211e" loext:opacity="100%" style:font-name="Futura Std Condensed" officeooo:rsid="005c7fa8"/>
    </style:style>
    <style:style style:name="T58" style:family="text">
      <style:text-properties fo:color="#c9211e" loext:opacity="100%" style:font-name="Futura Std Condensed" officeooo:rsid="005d8a45"/>
    </style:style>
    <style:style style:name="T59" style:family="text">
      <style:text-properties fo:color="#c9211e" loext:opacity="100%" style:font-name="Futura Std Condensed" officeooo:rsid="00608b0f"/>
    </style:style>
    <style:style style:name="T60" style:family="text">
      <style:text-properties fo:color="#c9211e" loext:opacity="100%" style:font-name="Futura Std Condensed" officeooo:rsid="0061e677"/>
    </style:style>
    <style:style style:name="T61" style:family="text">
      <style:text-properties fo:color="#c9211e" loext:opacity="100%" style:font-name="Futura Std Condensed" officeooo:rsid="0069a474"/>
    </style:style>
    <style:style style:name="T62" style:family="text">
      <style:text-properties fo:color="#c9211e" loext:opacity="100%" style:font-name="Futura Std Condensed" officeooo:rsid="00757a7e"/>
    </style:style>
    <style:style style:name="T63" style:family="text">
      <style:text-properties fo:color="#c9211e" loext:opacity="100%" style:font-name="Futura Std Condensed" officeooo:rsid="00811ecb"/>
    </style:style>
    <style:style style:name="T64" style:family="text">
      <style:text-properties fo:color="#c9211e" loext:opacity="100%" style:font-name="Futura Std Condensed" officeooo:rsid="0082b1fc"/>
    </style:style>
    <style:style style:name="T65" style:family="text">
      <style:text-properties fo:color="#c9211e" loext:opacity="100%" style:font-name="Futura Std Condensed" officeooo:rsid="008bfe80"/>
    </style:style>
    <style:style style:name="T66" style:family="text">
      <style:text-properties fo:color="#c9211e" loext:opacity="100%" style:font-name="Futura Std Condensed" officeooo:rsid="007dbde0"/>
    </style:style>
    <style:style style:name="T67" style:family="text">
      <style:text-properties fo:color="#c9211e" loext:opacity="100%" style:font-name="Futura Std Condensed" officeooo:rsid="007f1654"/>
    </style:style>
    <style:style style:name="T68" style:family="text">
      <style:text-properties fo:color="#c9211e" loext:opacity="100%" style:font-name="Futura Std Condensed" officeooo:rsid="0081581d"/>
    </style:style>
    <style:style style:name="T69" style:family="text">
      <style:text-properties fo:color="#c9211e" loext:opacity="100%" style:font-name="Futura Std Condensed" officeooo:rsid="008f955d"/>
    </style:style>
    <style:style style:name="T70" style:family="text">
      <style:text-properties fo:color="#c9211e" loext:opacity="100%" style:font-name="Futura Std Condensed" officeooo:rsid="009437be"/>
    </style:style>
    <style:style style:name="T71" style:family="text">
      <style:text-properties fo:color="#c9211e" loext:opacity="100%" style:font-name="Futura Std Condensed" officeooo:rsid="0096314b"/>
    </style:style>
    <style:style style:name="T72" style:family="text">
      <style:text-properties fo:color="#c9211e" loext:opacity="100%" style:font-name="Futura Std Condensed" officeooo:rsid="0099caad"/>
    </style:style>
    <style:style style:name="T73" style:family="text">
      <style:text-properties fo:color="#c9211e" loext:opacity="100%" style:font-name="Futura Std Condensed" officeooo:rsid="009baf7e"/>
    </style:style>
    <style:style style:name="T74" style:family="text">
      <style:text-properties fo:color="#c9211e" loext:opacity="100%" style:font-name="Futura Std Condensed" officeooo:rsid="009cb617"/>
    </style:style>
    <style:style style:name="T75" style:family="text">
      <style:text-properties fo:color="#c9211e" loext:opacity="100%" style:font-name="Futura Std Condensed" officeooo:rsid="00a0f062"/>
    </style:style>
    <style:style style:name="T76" style:family="text">
      <style:text-properties fo:color="#c9211e" loext:opacity="100%" style:font-name="Futura Std Condensed" officeooo:rsid="00a14b40"/>
    </style:style>
    <style:style style:name="T77" style:family="text">
      <style:text-properties fo:color="#c9211e" loext:opacity="100%" style:font-name="Futura Std Condensed" officeooo:rsid="00a27b36"/>
    </style:style>
    <style:style style:name="T78" style:family="text">
      <style:text-properties fo:color="#c9211e" loext:opacity="100%" style:font-name="Futura Std Condensed" style:text-underline-style="none" officeooo:rsid="00a9979f"/>
    </style:style>
    <style:style style:name="T79" style:family="text">
      <style:text-properties fo:color="#c9211e" loext:opacity="100%" style:font-name="Futura Std Condensed" officeooo:rsid="00abe24d"/>
    </style:style>
    <style:style style:name="T80" style:family="text">
      <style:text-properties fo:color="#c9211e" loext:opacity="100%" style:font-name="Futura Std Condensed" officeooo:rsid="00b3984f"/>
    </style:style>
    <style:style style:name="T81" style:family="text">
      <style:text-properties fo:color="#c9211e" loext:opacity="100%" style:font-name="Futura Std Condensed" officeooo:rsid="00b55d25"/>
    </style:style>
    <style:style style:name="T82" style:family="text">
      <style:text-properties fo:color="#c9211e" loext:opacity="100%" style:font-name="Futura Std Condensed" officeooo:rsid="00b7387a"/>
    </style:style>
    <style:style style:name="T83" style:family="text">
      <style:text-properties fo:color="#c9211e" loext:opacity="100%" style:font-name="Futura Std Condensed" officeooo:rsid="006ce0e1"/>
    </style:style>
    <style:style style:name="T84" style:family="text">
      <style:text-properties fo:color="#c9211e" loext:opacity="100%" style:font-name="Futura Std Condensed" officeooo:rsid="00c8a72c"/>
    </style:style>
    <style:style style:name="T85" style:family="text">
      <style:text-properties fo:color="#c9211e" loext:opacity="100%" fo:font-size="16pt" style:text-underline-style="none" officeooo:rsid="00509422" style:font-size-asian="16pt" style:font-size-complex="16pt"/>
    </style:style>
    <style:style style:name="T86" style:family="text">
      <style:text-properties fo:color="#c9211e" loext:opacity="100%" fo:font-size="16pt" style:text-underline-style="none" officeooo:rsid="005a6b4c" style:font-size-asian="16pt" style:font-size-complex="16pt"/>
    </style:style>
    <style:style style:name="T87" style:family="text">
      <style:text-properties fo:color="#c9211e" loext:opacity="100%" officeooo:rsid="0051c2f4"/>
    </style:style>
    <style:style style:name="T88" style:family="text">
      <style:text-properties fo:color="#c9211e" loext:opacity="100%" style:text-underline-style="solid" style:text-underline-width="auto" style:text-underline-color="font-color" officeooo:rsid="0053acd1"/>
    </style:style>
    <style:style style:name="T89" style:family="text">
      <style:text-properties fo:color="#c9211e" loext:opacity="100%" style:text-underline-style="solid" style:text-underline-width="auto" style:text-underline-color="font-color" officeooo:rsid="005b5999"/>
    </style:style>
    <style:style style:name="T90" style:family="text">
      <style:text-properties fo:color="#c9211e" loext:opacity="100%" style:text-underline-style="solid" style:text-underline-width="auto" style:text-underline-color="font-color" officeooo:rsid="005f27d7"/>
    </style:style>
    <style:style style:name="T91" style:family="text">
      <style:text-properties fo:color="#c9211e" loext:opacity="100%" officeooo:rsid="0053acd1"/>
    </style:style>
    <style:style style:name="T92" style:family="text">
      <style:text-properties fo:color="#c9211e" loext:opacity="100%" officeooo:rsid="0013b1f0"/>
    </style:style>
    <style:style style:name="T93" style:family="text">
      <style:text-properties fo:color="#c9211e" loext:opacity="100%" officeooo:rsid="0014442c"/>
    </style:style>
    <style:style style:name="T94" style:family="text">
      <style:text-properties fo:color="#c9211e" loext:opacity="100%" style:font-name="Futura Std Condensed1"/>
    </style:style>
    <style:style style:name="T95" style:family="text">
      <style:text-properties fo:color="#c9211e" loext:opacity="100%" style:font-name="Futura Std Condensed1" officeooo:rsid="0013b1f0"/>
    </style:style>
    <style:style style:name="T96" style:family="text">
      <style:text-properties fo:color="#c9211e" loext:opacity="100%" style:font-name="Futura Std Condensed1" officeooo:rsid="006ce0e1"/>
    </style:style>
    <style:style style:name="T97" style:family="text">
      <style:text-properties fo:color="#c9211e" loext:opacity="100%" style:font-name="Futura Std Condensed1" officeooo:rsid="0014442c"/>
    </style:style>
    <style:style style:name="T98" style:family="text">
      <style:text-properties officeooo:rsid="001362f7"/>
    </style:style>
    <style:style style:name="T99" style:family="text">
      <style:text-properties fo:color="#000000" loext:opacity="100%"/>
    </style:style>
    <style:style style:name="T100" style:family="text">
      <style:text-properties fo:color="#000000" loext:opacity="100%" officeooo:rsid="000f8f6a"/>
    </style:style>
    <style:style style:name="T101" style:family="text">
      <style:text-properties fo:color="#000000" loext:opacity="100%" officeooo:rsid="001362f7"/>
    </style:style>
    <style:style style:name="T102" style:family="text">
      <style:text-properties fo:color="#000000" loext:opacity="100%" officeooo:rsid="0013b1f0"/>
    </style:style>
    <style:style style:name="T103" style:family="text">
      <style:text-properties fo:color="#000000" loext:opacity="100%" style:text-underline-style="solid" style:text-underline-width="auto" style:text-underline-color="font-color"/>
    </style:style>
    <style:style style:name="T104" style:family="text">
      <style:text-properties fo:color="#000000" loext:opacity="100%" style:text-underline-style="solid" style:text-underline-width="auto" style:text-underline-color="font-color" officeooo:rsid="0013b1f0"/>
    </style:style>
    <style:style style:name="T105" style:family="text">
      <style:text-properties fo:color="#000000" loext:opacity="100%" style:text-underline-style="solid" style:text-underline-width="auto" style:text-underline-color="font-color" officeooo:rsid="00271d54"/>
    </style:style>
    <style:style style:name="T106" style:family="text">
      <style:text-properties fo:color="#000000" loext:opacity="100%" style:text-underline-style="solid" style:text-underline-width="auto" style:text-underline-color="font-color" officeooo:rsid="002f6e18"/>
    </style:style>
    <style:style style:name="T107" style:family="text">
      <style:text-properties fo:color="#000000" loext:opacity="100%" style:text-underline-style="solid" style:text-underline-width="auto" style:text-underline-color="font-color" officeooo:rsid="001c6e04"/>
    </style:style>
    <style:style style:name="T108" style:family="text">
      <style:text-properties fo:color="#000000" loext:opacity="100%" style:text-underline-style="solid" style:text-underline-width="auto" style:text-underline-color="font-color" officeooo:rsid="004ffb0c"/>
    </style:style>
    <style:style style:name="T109" style:family="text">
      <style:text-properties fo:color="#000000" loext:opacity="100%" style:text-underline-style="solid" style:text-underline-width="auto" style:text-underline-color="font-color" officeooo:rsid="002b15d7"/>
    </style:style>
    <style:style style:name="T110" style:family="text">
      <style:text-properties fo:color="#000000" loext:opacity="100%" style:text-underline-style="solid" style:text-underline-width="auto" style:text-underline-color="font-color" officeooo:rsid="005ac6ad"/>
    </style:style>
    <style:style style:name="T111" style:family="text">
      <style:text-properties fo:color="#000000" loext:opacity="100%" style:text-underline-style="solid" style:text-underline-width="auto" style:text-underline-color="font-color" officeooo:rsid="005f27d7"/>
    </style:style>
    <style:style style:name="T112" style:family="text">
      <style:text-properties fo:color="#000000" loext:opacity="100%" style:text-underline-style="solid" style:text-underline-width="auto" style:text-underline-color="font-color" officeooo:rsid="008616df"/>
    </style:style>
    <style:style style:name="T113" style:family="text">
      <style:text-properties fo:color="#000000" loext:opacity="100%" style:text-underline-style="solid" style:text-underline-width="auto" style:text-underline-color="font-color" officeooo:rsid="00880d2b"/>
    </style:style>
    <style:style style:name="T114" style:family="text">
      <style:text-properties fo:color="#000000" loext:opacity="100%" style:text-underline-style="solid" style:text-underline-width="auto" style:text-underline-color="font-color" officeooo:rsid="008b52c7"/>
    </style:style>
    <style:style style:name="T115" style:family="text">
      <style:text-properties fo:color="#000000" loext:opacity="100%" style:text-underline-style="solid" style:text-underline-width="auto" style:text-underline-color="font-color" officeooo:rsid="0058a901"/>
    </style:style>
    <style:style style:name="T116" style:family="text">
      <style:text-properties fo:color="#000000" loext:opacity="100%" style:text-underline-style="solid" style:text-underline-width="auto" style:text-underline-color="font-color" officeooo:rsid="0030d81e"/>
    </style:style>
    <style:style style:name="T117" style:family="text">
      <style:text-properties fo:color="#000000" loext:opacity="100%" style:text-underline-style="solid" style:text-underline-width="auto" style:text-underline-color="font-color" officeooo:rsid="00ba16c9"/>
    </style:style>
    <style:style style:name="T118" style:family="text">
      <style:text-properties fo:color="#000000" loext:opacity="100%" officeooo:rsid="0014442c"/>
    </style:style>
    <style:style style:name="T119" style:family="text">
      <style:text-properties fo:color="#000000" loext:opacity="100%" officeooo:rsid="0018b4d5"/>
    </style:style>
    <style:style style:name="T120" style:family="text">
      <style:text-properties fo:color="#000000" loext:opacity="100%" style:font-name="Futura Std Condensed Light1"/>
    </style:style>
    <style:style style:name="T121" style:family="text">
      <style:text-properties fo:color="#000000" loext:opacity="100%" style:font-name="Futura Std Condensed Light1" officeooo:rsid="0035b9c5"/>
    </style:style>
    <style:style style:name="T122" style:family="text">
      <style:text-properties fo:color="#000000" loext:opacity="100%" style:font-name="Futura Std Condensed Light1" officeooo:rsid="0057759a"/>
    </style:style>
    <style:style style:name="T123" style:family="text">
      <style:text-properties fo:color="#000000" loext:opacity="100%" style:font-name="Futura Std Condensed Light1" officeooo:rsid="0051c2f4"/>
    </style:style>
    <style:style style:name="T124" style:family="text">
      <style:text-properties fo:color="#000000" loext:opacity="100%" style:font-name="Futura Std Condensed Light1" officeooo:rsid="00525e1c"/>
    </style:style>
    <style:style style:name="T125" style:family="text">
      <style:text-properties fo:color="#000000" loext:opacity="100%" style:font-name="Futura Std Condensed Light1" fo:font-size="16pt" fo:language="en" fo:country="US" style:text-underline-style="none" officeooo:rsid="006ff937" style:font-size-asian="16pt" style:font-size-complex="16pt"/>
    </style:style>
    <style:style style:name="T126" style:family="text">
      <style:text-properties fo:color="#000000" loext:opacity="100%" style:font-name="Futura Std Condensed Light1" fo:font-size="16pt" fo:language="en" fo:country="US" style:text-underline-style="none" officeooo:rsid="006e26de" style:font-size-asian="16pt" style:font-size-complex="16pt"/>
    </style:style>
    <style:style style:name="T127" style:family="text">
      <style:text-properties fo:color="#000000" loext:opacity="100%" style:font-name="Futura Std Condensed Light1" fo:font-size="16pt" fo:language="en" fo:country="US" style:text-underline-style="none" officeooo:rsid="00923cb3" style:font-size-asian="16pt" style:font-size-complex="16pt"/>
    </style:style>
    <style:style style:name="T128" style:family="text">
      <style:text-properties fo:color="#000000" loext:opacity="100%" style:font-name="Futura Std Condensed Light1" fo:font-size="16pt" fo:language="en" fo:country="US" style:text-underline-style="none" officeooo:rsid="0063a4d7" style:font-size-asian="16pt" style:font-size-complex="16pt"/>
    </style:style>
    <style:style style:name="T129" style:family="text">
      <style:text-properties fo:color="#000000" loext:opacity="100%" style:font-name="Futura Std Condensed Light1" fo:font-size="16pt" fo:language="en" fo:country="US" style:text-underline-style="none" officeooo:rsid="0071cc19" style:font-size-asian="16pt" style:font-size-complex="16pt"/>
    </style:style>
    <style:style style:name="T130" style:family="text">
      <style:text-properties fo:color="#000000" loext:opacity="100%" style:font-name="Futura Std Condensed Light1" fo:font-size="16pt" fo:language="en" fo:country="US" style:text-underline-style="none" officeooo:rsid="00be3a03" style:font-size-asian="16pt" style:font-size-complex="16pt"/>
    </style:style>
    <style:style style:name="T131" style:family="text">
      <style:text-properties fo:color="#000000" loext:opacity="100%" style:font-name="Futura Std Condensed Light1" officeooo:rsid="009437be"/>
    </style:style>
    <style:style style:name="T132" style:family="text">
      <style:text-properties fo:color="#000000" loext:opacity="100%" style:font-name="Futura Std Condensed Light1" officeooo:rsid="00ad72a6"/>
    </style:style>
    <style:style style:name="T133" style:family="text">
      <style:text-properties fo:color="#000000" loext:opacity="100%" style:font-name="Futura Std Condensed Light1" officeooo:rsid="00ae7c16"/>
    </style:style>
    <style:style style:name="T134" style:family="text">
      <style:text-properties fo:color="#000000" loext:opacity="100%" style:font-name="Futura Std Condensed Light1" officeooo:rsid="00b3984f"/>
    </style:style>
    <style:style style:name="T135" style:family="text">
      <style:text-properties fo:color="#000000" loext:opacity="100%" style:font-name="Futura Std Condensed Light1" officeooo:rsid="00b55d25"/>
    </style:style>
    <style:style style:name="T136" style:family="text">
      <style:text-properties fo:color="#000000" loext:opacity="100%" style:font-name="Futura Std Condensed Light1" officeooo:rsid="00c84595"/>
    </style:style>
    <style:style style:name="T137" style:family="text">
      <style:text-properties fo:color="#000000" loext:opacity="100%" officeooo:rsid="00271d54"/>
    </style:style>
    <style:style style:name="T138" style:family="text">
      <style:text-properties fo:color="#000000" loext:opacity="100%" officeooo:rsid="002b15d7"/>
    </style:style>
    <style:style style:name="T139" style:family="text">
      <style:text-properties fo:color="#000000" loext:opacity="100%" officeooo:rsid="002c96b5"/>
    </style:style>
    <style:style style:name="T140" style:family="text">
      <style:text-properties fo:color="#000000" loext:opacity="100%" officeooo:rsid="002f6e18"/>
    </style:style>
    <style:style style:name="T141" style:family="text">
      <style:text-properties fo:color="#000000" loext:opacity="100%" officeooo:rsid="0031047f"/>
    </style:style>
    <style:style style:name="T142" style:family="text">
      <style:text-properties fo:color="#000000" loext:opacity="100%" officeooo:rsid="00386cd6"/>
    </style:style>
    <style:style style:name="T143" style:family="text">
      <style:text-properties fo:color="#000000" loext:opacity="100%" officeooo:rsid="00425146"/>
    </style:style>
    <style:style style:name="T144" style:family="text">
      <style:text-properties fo:color="#000000" loext:opacity="100%" officeooo:rsid="004f4fd7"/>
    </style:style>
    <style:style style:name="T145" style:family="text">
      <style:text-properties fo:color="#000000" loext:opacity="100%" officeooo:rsid="00530c9e"/>
    </style:style>
    <style:style style:name="T146" style:family="text">
      <style:text-properties fo:color="#000000" loext:opacity="100%" officeooo:rsid="0053acd1"/>
    </style:style>
    <style:style style:name="T147" style:family="text">
      <style:text-properties fo:color="#000000" loext:opacity="100%" officeooo:rsid="001d91d9"/>
    </style:style>
    <style:style style:name="T148" style:family="text">
      <style:text-properties fo:color="#000000" loext:opacity="100%" officeooo:rsid="001c6e04"/>
    </style:style>
    <style:style style:name="T149" style:family="text">
      <style:text-properties fo:color="#000000" loext:opacity="100%" officeooo:rsid="001ec6f4"/>
    </style:style>
    <style:style style:name="T150" style:family="text">
      <style:text-properties fo:color="#000000" loext:opacity="100%" officeooo:rsid="0021ae3f"/>
    </style:style>
    <style:style style:name="T151" style:family="text">
      <style:text-properties fo:color="#000000" loext:opacity="100%" officeooo:rsid="005ac6ad"/>
    </style:style>
    <style:style style:name="T152" style:family="text">
      <style:text-properties fo:color="#000000" loext:opacity="100%" officeooo:rsid="005ad40e"/>
    </style:style>
    <style:style style:name="T153" style:family="text">
      <style:text-properties fo:color="#000000" loext:opacity="100%" officeooo:rsid="005b5999"/>
    </style:style>
    <style:style style:name="T154" style:family="text">
      <style:text-properties fo:color="#000000" loext:opacity="100%" style:font-name="Futura Std Condensed"/>
    </style:style>
    <style:style style:name="T155" style:family="text">
      <style:text-properties fo:color="#000000" loext:opacity="100%" style:font-name="Futura Std Condensed" officeooo:rsid="002f6e18"/>
    </style:style>
    <style:style style:name="T156" style:family="text">
      <style:text-properties fo:color="#000000" loext:opacity="100%" style:font-name="Futura Std Condensed" officeooo:rsid="009437be"/>
    </style:style>
    <style:style style:name="T157" style:family="text">
      <style:text-properties fo:color="#000000" loext:opacity="100%" officeooo:rsid="008616df"/>
    </style:style>
    <style:style style:name="T158" style:family="text">
      <style:text-properties fo:color="#000000" loext:opacity="100%" officeooo:rsid="00880d2b"/>
    </style:style>
    <style:style style:name="T159" style:family="text">
      <style:text-properties fo:color="#000000" loext:opacity="100%" officeooo:rsid="0018c4ea"/>
    </style:style>
    <style:style style:name="T160" style:family="text">
      <style:text-properties fo:color="#000000" loext:opacity="100%" style:text-underline-style="none" officeooo:rsid="0013b1f0"/>
    </style:style>
    <style:style style:name="T161" style:family="text">
      <style:text-properties fo:color="#000000" loext:opacity="100%" style:text-underline-style="none" officeooo:rsid="000f8f6a"/>
    </style:style>
    <style:style style:name="T162" style:family="text">
      <style:text-properties fo:color="#000000" loext:opacity="100%" style:text-underline-style="none" officeooo:rsid="00271d54"/>
    </style:style>
    <style:style style:name="T163" style:family="text">
      <style:text-properties fo:color="#000000" loext:opacity="100%" style:text-underline-style="none" officeooo:rsid="00ca4724"/>
    </style:style>
    <style:style style:name="T164" style:family="text">
      <style:text-properties fo:color="#000000" loext:opacity="100%" officeooo:rsid="008b52c7"/>
    </style:style>
    <style:style style:name="T165" style:family="text">
      <style:text-properties fo:color="#000000" loext:opacity="100%" officeooo:rsid="008cab49"/>
    </style:style>
    <style:style style:name="T166" style:family="text">
      <style:text-properties fo:color="#000000" loext:opacity="100%" officeooo:rsid="008e084b"/>
    </style:style>
    <style:style style:name="T167" style:family="text">
      <style:text-properties fo:color="#000000" loext:opacity="100%" officeooo:rsid="007dbde0"/>
    </style:style>
    <style:style style:name="T168" style:family="text">
      <style:text-properties fo:color="#000000" loext:opacity="100%" officeooo:rsid="0081581d"/>
    </style:style>
    <style:style style:name="T169" style:family="text">
      <style:text-properties fo:color="#000000" loext:opacity="100%" style:font-name="Futura Std Condensed Light" fo:font-size="16pt" fo:language="en" fo:country="US" style:text-underline-style="none" officeooo:rsid="00923cb3" style:font-size-asian="16pt" style:font-size-complex="16pt"/>
    </style:style>
    <style:style style:name="T170" style:family="text">
      <style:text-properties fo:color="#000000" loext:opacity="100%" officeooo:rsid="0097a307"/>
    </style:style>
    <style:style style:name="T171" style:family="text">
      <style:text-properties fo:color="#000000" loext:opacity="100%" officeooo:rsid="009cb617"/>
    </style:style>
    <style:style style:name="T172" style:family="text">
      <style:text-properties fo:color="#000000" loext:opacity="100%" officeooo:rsid="0058a901"/>
    </style:style>
    <style:style style:name="T173" style:family="text">
      <style:text-properties fo:color="#000000" loext:opacity="100%" officeooo:rsid="00a27b36"/>
    </style:style>
    <style:style style:name="T174" style:family="text">
      <style:text-properties fo:color="#000000" loext:opacity="100%" officeooo:rsid="00a46215"/>
    </style:style>
    <style:style style:name="T175"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176" style:family="text">
      <style:text-properties fo:color="#000000" loext:opacity="100%" officeooo:rsid="004190e1"/>
    </style:style>
    <style:style style:name="T177" style:family="text">
      <style:text-properties fo:color="#000000" loext:opacity="100%" officeooo:rsid="006a92be"/>
    </style:style>
    <style:style style:name="T178" style:family="text">
      <style:text-properties fo:color="#000000" loext:opacity="100%" officeooo:rsid="00c84595"/>
    </style:style>
    <style:style style:name="T179" style:family="text">
      <style:text-properties officeooo:rsid="0013b1f0"/>
    </style:style>
    <style:style style:name="T180" style:family="text">
      <style:text-properties style:text-underline-style="solid" style:text-underline-width="auto" style:text-underline-color="font-color" officeooo:rsid="0013b1f0"/>
    </style:style>
    <style:style style:name="T181" style:family="text">
      <style:text-properties style:text-underline-style="solid" style:text-underline-width="auto" style:text-underline-color="font-color" officeooo:rsid="001362f7"/>
    </style:style>
    <style:style style:name="T182" style:family="text">
      <style:text-properties style:text-underline-style="solid" style:text-underline-width="auto" style:text-underline-color="font-color" officeooo:rsid="000f8f6a"/>
    </style:style>
    <style:style style:name="T183" style:family="text">
      <style:text-properties style:text-underline-style="solid" style:text-underline-width="auto" style:text-underline-color="font-color" officeooo:rsid="0018c4ea"/>
    </style:style>
    <style:style style:name="T184" style:family="text">
      <style:text-properties style:text-underline-style="solid" style:text-underline-width="auto" style:text-underline-color="font-color" officeooo:rsid="00509422"/>
    </style:style>
    <style:style style:name="T185" style:family="text">
      <style:text-properties style:text-underline-style="solid" style:text-underline-width="auto" style:text-underline-color="font-color" officeooo:rsid="0085f838"/>
    </style:style>
    <style:style style:name="T186" style:family="text">
      <style:text-properties style:text-underline-style="solid" style:text-underline-width="auto" style:text-underline-color="font-color" officeooo:rsid="00880d2b"/>
    </style:style>
    <style:style style:name="T187" style:family="text">
      <style:text-properties style:text-underline-style="solid" style:text-underline-width="auto" style:text-underline-color="font-color" officeooo:rsid="0089ae28"/>
    </style:style>
    <style:style style:name="T188" style:family="text">
      <style:text-properties style:text-underline-style="solid" style:text-underline-width="auto" style:text-underline-color="font-color" officeooo:rsid="008b52c7"/>
    </style:style>
    <style:style style:name="T189" style:family="text">
      <style:text-properties style:text-underline-style="solid" style:text-underline-width="auto" style:text-underline-color="font-color" officeooo:rsid="0097a307"/>
    </style:style>
    <style:style style:name="T190" style:family="text">
      <style:text-properties style:text-underline-style="solid" style:text-underline-width="auto" style:text-underline-color="font-color" officeooo:rsid="00ba16c9"/>
    </style:style>
    <style:style style:name="T191" style:family="text">
      <style:text-properties style:text-underline-style="solid" style:text-underline-width="auto" style:text-underline-color="font-color" officeooo:rsid="00c58f5c"/>
    </style:style>
    <style:style style:name="T192" style:family="text">
      <style:text-properties style:text-underline-style="solid" style:text-underline-width="auto" style:text-underline-color="font-color" officeooo:rsid="00c8527a"/>
    </style:style>
    <style:style style:name="T193" style:family="text">
      <style:text-properties style:text-underline-style="none"/>
    </style:style>
    <style:style style:name="T194" style:family="text">
      <style:text-properties style:text-underline-style="none" officeooo:rsid="001362f7"/>
    </style:style>
    <style:style style:name="T195" style:family="text">
      <style:text-properties style:text-underline-style="none" officeooo:rsid="0085f838"/>
    </style:style>
    <style:style style:name="T196" style:family="text">
      <style:text-properties officeooo:rsid="0014442c"/>
    </style:style>
    <style:style style:name="T197" style:family="text">
      <style:text-properties officeooo:rsid="00145467"/>
    </style:style>
    <style:style style:name="T198" style:family="text">
      <style:text-properties officeooo:rsid="00155c6b"/>
    </style:style>
    <style:style style:name="T199" style:family="text">
      <style:text-properties officeooo:rsid="0016dd90"/>
    </style:style>
    <style:style style:name="T200" style:family="text">
      <style:text-properties officeooo:rsid="0018c4ea"/>
    </style:style>
    <style:style style:name="T201" style:family="text">
      <style:text-properties officeooo:rsid="001a20db"/>
    </style:style>
    <style:style style:name="T202" style:family="text">
      <style:text-properties officeooo:rsid="001c6e04"/>
    </style:style>
    <style:style style:name="T203" style:family="text">
      <style:text-properties officeooo:rsid="001d91d9"/>
    </style:style>
    <style:style style:name="T204" style:family="text">
      <style:text-properties officeooo:rsid="001ec6f4"/>
    </style:style>
    <style:style style:name="T205" style:family="text">
      <style:text-properties officeooo:rsid="00202faa"/>
    </style:style>
    <style:style style:name="T206" style:family="text">
      <style:text-properties officeooo:rsid="002104e7"/>
    </style:style>
    <style:style style:name="T207" style:family="text">
      <style:text-properties officeooo:rsid="0023e611"/>
    </style:style>
    <style:style style:name="T208" style:family="text">
      <style:text-properties officeooo:rsid="00254600"/>
    </style:style>
    <style:style style:name="T209" style:family="text">
      <style:text-properties officeooo:rsid="002b15d7"/>
    </style:style>
    <style:style style:name="T210" style:family="text">
      <style:text-properties officeooo:rsid="002db9f0"/>
    </style:style>
    <style:style style:name="T211" style:family="text">
      <style:text-properties officeooo:rsid="002f6e18"/>
    </style:style>
    <style:style style:name="T212" style:family="text">
      <style:text-properties fo:color="#2a6099" loext:opacity="100%"/>
    </style:style>
    <style:style style:name="T213" style:family="text">
      <style:text-properties fo:color="#2a6099" loext:opacity="100%" style:font-name="Futura Std Condensed"/>
    </style:style>
    <style:style style:name="T214" style:family="text">
      <style:text-properties fo:color="#2a6099" loext:opacity="100%" officeooo:rsid="005b5999"/>
    </style:style>
    <style:style style:name="T215" style:family="text">
      <style:text-properties fo:color="#2a6099" loext:opacity="100%" officeooo:rsid="005d8a45"/>
    </style:style>
    <style:style style:name="T216" style:family="text">
      <style:text-properties fo:color="#2a6099" loext:opacity="100%" officeooo:rsid="0013b1f0"/>
    </style:style>
    <style:style style:name="T217" style:family="text">
      <style:text-properties fo:color="#2a6099" loext:opacity="100%" officeooo:rsid="007f1654"/>
    </style:style>
    <style:style style:name="T218" style:family="text">
      <style:text-properties fo:color="#2a6099" loext:opacity="100%" officeooo:rsid="00530c9e"/>
    </style:style>
    <style:style style:name="T219" style:family="text">
      <style:text-properties fo:color="#2a6099" loext:opacity="100%" officeooo:rsid="009437be"/>
    </style:style>
    <style:style style:name="T220" style:family="text">
      <style:text-properties fo:color="#2a6099" loext:opacity="100%" officeooo:rsid="009ecc90"/>
    </style:style>
    <style:style style:name="T221" style:family="text">
      <style:text-properties fo:color="#2a6099" loext:opacity="100%" officeooo:rsid="00a7cb89"/>
    </style:style>
    <style:style style:name="T222" style:family="text">
      <style:text-properties fo:color="#2a6099" loext:opacity="100%" style:font-name="Futura Std Condensed Light1" officeooo:rsid="00b55d25"/>
    </style:style>
    <style:style style:name="T223" style:family="text">
      <style:text-properties officeooo:rsid="0030d81e"/>
    </style:style>
    <style:style style:name="T224" style:family="text">
      <style:text-properties officeooo:rsid="0031047f"/>
    </style:style>
    <style:style style:name="T225" style:family="text">
      <style:text-properties officeooo:rsid="00324fc3"/>
    </style:style>
    <style:style style:name="T226" style:family="text">
      <style:text-properties officeooo:rsid="0035b9c5"/>
    </style:style>
    <style:style style:name="T227" style:family="text">
      <style:text-properties officeooo:rsid="003600f1"/>
    </style:style>
    <style:style style:name="T228" style:family="text">
      <style:text-properties style:font-name="Futura Std Condensed" officeooo:rsid="004190e1"/>
    </style:style>
    <style:style style:name="T229" style:family="text">
      <style:text-properties officeooo:rsid="004190e1"/>
    </style:style>
    <style:style style:name="T230" style:family="text">
      <style:text-properties officeooo:rsid="0048922a"/>
    </style:style>
    <style:style style:name="T231" style:family="text">
      <style:text-properties officeooo:rsid="002c96b5"/>
    </style:style>
    <style:style style:name="T232" style:family="text">
      <style:text-properties officeooo:rsid="004a78a6"/>
    </style:style>
    <style:style style:name="T233" style:family="text">
      <style:text-properties officeooo:rsid="004b5574"/>
    </style:style>
    <style:style style:name="T234" style:family="text">
      <style:text-properties officeooo:rsid="004e68bd"/>
    </style:style>
    <style:style style:name="T235" style:family="text">
      <style:text-properties officeooo:rsid="004f4fd7"/>
    </style:style>
    <style:style style:name="T236" style:family="text">
      <style:text-properties officeooo:rsid="004f7ac0"/>
    </style:style>
    <style:style style:name="T237" style:family="text">
      <style:text-properties officeooo:rsid="004ffb0c"/>
    </style:style>
    <style:style style:name="T238" style:family="text">
      <style:text-properties officeooo:rsid="00509422"/>
    </style:style>
    <style:style style:name="T239" style:family="text">
      <style:text-properties style:font-name="Futura Std Condensed Light1" fo:font-size="16pt" style:text-underline-style="none" officeooo:rsid="00509422" style:font-size-asian="16pt" style:font-size-complex="16pt"/>
    </style:style>
    <style:style style:name="T240" style:family="text">
      <style:text-properties style:font-name="Futura Std Condensed Light1" fo:font-size="16pt" style:text-underline-style="none" officeooo:rsid="0053acd1" style:font-size-asian="16pt" style:font-size-complex="16pt"/>
    </style:style>
    <style:style style:name="T241" style:family="text">
      <style:text-properties style:font-name="Futura Std Condensed Light1" fo:font-size="16pt" style:text-underline-style="none" officeooo:rsid="005b997c" style:font-size-asian="16pt" style:font-size-complex="16pt"/>
    </style:style>
    <style:style style:name="T242" style:family="text">
      <style:text-properties style:font-name="Futura Std Condensed Light1" fo:font-size="16pt" style:font-size-asian="16pt" style:font-size-complex="16pt"/>
    </style:style>
    <style:style style:name="T243" style:family="text">
      <style:text-properties officeooo:rsid="005170e5"/>
    </style:style>
    <style:style style:name="T244" style:family="text">
      <style:text-properties fo:color="#3465a4" loext:opacity="100%" style:font-name="Futura Std Condensed" officeooo:rsid="0057759a"/>
    </style:style>
    <style:style style:name="T245" style:family="text">
      <style:text-properties fo:color="#3465a4" loext:opacity="100%" style:font-name="Futura Std Condensed Light1" officeooo:rsid="00abe24d"/>
    </style:style>
    <style:style style:name="T246" style:family="text">
      <style:text-properties fo:color="#3465a4" loext:opacity="100%" style:font-name="Futura Std Condensed Light1" officeooo:rsid="00c8a72c"/>
    </style:style>
    <style:style style:name="T247" style:family="text">
      <style:text-properties officeooo:rsid="00530c9e"/>
    </style:style>
    <style:style style:name="T248" style:family="text">
      <style:text-properties officeooo:rsid="005a3f3b"/>
    </style:style>
    <style:style style:name="T249" style:family="text">
      <style:text-properties officeooo:rsid="005ad40e"/>
    </style:style>
    <style:style style:name="T250" style:family="text">
      <style:text-properties officeooo:rsid="005b5999"/>
    </style:style>
    <style:style style:name="T251" style:family="text">
      <style:text-properties officeooo:rsid="005c7fa8"/>
    </style:style>
    <style:style style:name="T252" style:family="text">
      <style:text-properties officeooo:rsid="0058a901"/>
    </style:style>
    <style:style style:name="T253" style:family="text">
      <style:text-properties officeooo:rsid="005d8a45"/>
    </style:style>
    <style:style style:name="T254" style:family="text">
      <style:text-properties officeooo:rsid="00608b0f"/>
    </style:style>
    <style:style style:name="T255" style:family="text">
      <style:text-properties fo:font-size="16pt" style:text-underline-style="none" style:font-size-asian="16pt" style:font-size-complex="16pt"/>
    </style:style>
    <style:style style:name="T256" style:family="text">
      <style:text-properties fo:font-size="16pt" style:text-underline-style="none" officeooo:rsid="00c56511" style:font-size-asian="16pt" style:font-size-complex="16pt"/>
    </style:style>
    <style:style style:name="T257" style:family="text">
      <style:text-properties officeooo:rsid="006ff937"/>
    </style:style>
    <style:style style:name="T258" style:family="text">
      <style:text-properties style:font-name="Futura Std Condensed Light" fo:font-size="16pt" style:font-size-asian="16pt" style:font-size-complex="16pt"/>
    </style:style>
    <style:style style:name="T259" style:family="text">
      <style:text-properties style:font-name="Futura Std Condensed Light" fo:font-size="16pt" officeooo:rsid="0071cc19" style:font-size-asian="16pt" style:font-size-complex="16pt"/>
    </style:style>
    <style:style style:name="T260" style:family="text">
      <style:text-properties officeooo:rsid="00757a7e"/>
    </style:style>
    <style:style style:name="T261" style:family="text">
      <style:text-properties officeooo:rsid="007cce26"/>
    </style:style>
    <style:style style:name="T262" style:family="text">
      <style:text-properties officeooo:rsid="007dbde0"/>
    </style:style>
    <style:style style:name="T263" style:family="text">
      <style:text-properties officeooo:rsid="007f1654"/>
    </style:style>
    <style:style style:name="T264" style:family="text">
      <style:text-properties officeooo:rsid="00811ecb"/>
    </style:style>
    <style:style style:name="T265" style:family="text">
      <style:text-properties officeooo:rsid="0081581d"/>
    </style:style>
    <style:style style:name="T266" style:family="text">
      <style:text-properties officeooo:rsid="0089ae28"/>
    </style:style>
    <style:style style:name="T267" style:family="text">
      <style:text-properties officeooo:rsid="008b52c7"/>
    </style:style>
    <style:style style:name="T268" style:family="text">
      <style:text-properties officeooo:rsid="008bfe80"/>
    </style:style>
    <style:style style:name="T269" style:family="text">
      <style:text-properties officeooo:rsid="008f955d"/>
    </style:style>
    <style:style style:name="T270" style:family="text">
      <style:text-properties officeooo:rsid="009437be"/>
    </style:style>
    <style:style style:name="T271" style:family="text">
      <style:text-properties officeooo:rsid="0096314b"/>
    </style:style>
    <style:style style:name="T272" style:family="text">
      <style:text-properties fo:color="#00a933" loext:opacity="100%" style:text-underline-style="solid" style:text-underline-width="auto" style:text-underline-color="font-color" officeooo:rsid="001a20db"/>
    </style:style>
    <style:style style:name="T273" style:family="text">
      <style:text-properties fo:color="#00a933" loext:opacity="100%" style:text-underline-style="solid" style:text-underline-width="auto" style:text-underline-color="font-color" officeooo:rsid="0089ae28"/>
    </style:style>
    <style:style style:name="T274" style:family="text">
      <style:text-properties fo:color="#00a933" loext:opacity="100%" style:text-underline-style="solid" style:text-underline-width="auto" style:text-underline-color="font-color" officeooo:rsid="008b52c7"/>
    </style:style>
    <style:style style:name="T275" style:family="text">
      <style:text-properties fo:color="#00a933" loext:opacity="100%" style:text-underline-style="solid" style:text-underline-width="auto" style:text-underline-color="font-color" officeooo:rsid="0018c4ea"/>
    </style:style>
    <style:style style:name="T276" style:family="text">
      <style:text-properties fo:color="#00a933" loext:opacity="100%" style:text-underline-style="solid" style:text-underline-width="auto" style:text-underline-color="font-color" officeooo:rsid="001362f7"/>
    </style:style>
    <style:style style:name="T277" style:family="text">
      <style:text-properties fo:color="#00a933" loext:opacity="100%" style:text-underline-style="solid" style:text-underline-width="auto" style:text-underline-color="font-color" officeooo:rsid="00c58f5c"/>
    </style:style>
    <style:style style:name="T278" style:family="text">
      <style:text-properties fo:color="#00a933" loext:opacity="100%" style:text-underline-style="solid" style:text-underline-width="auto" style:text-underline-color="font-color" officeooo:rsid="00ca4724"/>
    </style:style>
    <style:style style:name="T279" style:family="text">
      <style:text-properties fo:color="#00a933" loext:opacity="100%" officeooo:rsid="0089ae28"/>
    </style:style>
    <style:style style:name="T280" style:family="text">
      <style:text-properties officeooo:rsid="0098f5b4"/>
    </style:style>
    <style:style style:name="T281" style:family="text">
      <style:text-properties officeooo:rsid="0099caad"/>
    </style:style>
    <style:style style:name="T282" style:family="text">
      <style:text-properties officeooo:rsid="009fe58a"/>
    </style:style>
    <style:style style:name="T283" style:family="text">
      <style:text-properties officeooo:rsid="00a0f062"/>
    </style:style>
    <style:style style:name="T284" style:family="text">
      <style:text-properties officeooo:rsid="00abe24d"/>
    </style:style>
    <style:style style:name="T285" style:family="text">
      <style:text-properties officeooo:rsid="00ab2570"/>
    </style:style>
    <style:style style:name="T286" style:family="text">
      <style:text-properties fo:color="#158466" loext:opacity="100%"/>
    </style:style>
    <style:style style:name="T287" style:family="text">
      <style:text-properties fo:color="#158466" loext:opacity="100%" officeooo:rsid="00ae7c16"/>
    </style:style>
    <style:style style:name="T288" style:family="text">
      <style:text-properties fo:color="#158466" loext:opacity="100%" style:font-name="Futura Std Condensed" officeooo:rsid="00b3984f"/>
    </style:style>
    <style:style style:name="T289" style:family="text">
      <style:text-properties officeooo:rsid="00b8d8fd"/>
    </style:style>
    <style:style style:name="T290" style:family="text">
      <style:text-properties fo:color="#808080" loext:opacity="100%" officeooo:rsid="00a7cb89"/>
    </style:style>
    <style:style style:name="T291" style:family="text">
      <style:text-properties fo:color="#808080" loext:opacity="100%" style:font-name="Futura Std Condensed" officeooo:rsid="00a46215"/>
    </style:style>
    <style:style style:name="T292" style:family="text">
      <style:text-properties fo:color="#808080" loext:opacity="100%" officeooo:rsid="00a46215"/>
    </style:style>
    <style:style style:name="T293" style:family="text">
      <style:text-properties fo:color="#808080" loext:opacity="100%" fo:font-weight="bold" officeooo:rsid="00a46215" style:font-weight-asian="bold" style:font-weight-complex="bold"/>
    </style:style>
    <style:style style:name="T294" style:family="text">
      <style:text-properties officeooo:rsid="00c28cba"/>
    </style:style>
    <style:style style:name="T295" style:family="text">
      <style:text-properties officeooo:rsid="00c3b924"/>
    </style:style>
    <style:style style:name="T296" style:family="text">
      <style:text-properties officeooo:rsid="00c56511"/>
    </style:style>
    <style:style style:name="T297" style:family="text">
      <style:text-properties officeooo:rsid="00c58f5c"/>
    </style:style>
    <style:style style:name="T298" style:family="text">
      <style:text-properties officeooo:rsid="00c84595"/>
    </style:style>
    <style:style style:name="T299" style:family="text">
      <style:text-properties officeooo:rsid="00c8a72c"/>
    </style:style>
    <style:style style:name="T300" style:family="text">
      <style:text-properties officeooo:rsid="00ca4724"/>
    </style:style>
    <style:style style:name="T301" style:family="text">
      <style:text-properties officeooo:rsid="00cb7f5f"/>
    </style:style>
    <style:style style:name="T302" style:family="text">
      <style:text-properties style:font-name="Futura Std Condensed1"/>
    </style:style>
    <style:style style:name="T303" style:family="text">
      <style:text-properties fo:color="#5983b0" loext:opacity="100%" style:font-name="Futura Std Condensed" officeooo:rsid="00abe24d"/>
    </style:style>
    <style:style style:name="T304" style:family="text">
      <style:text-properties fo:color="#5983b0" loext:opacity="100%" style:font-name="Futura Std Condensed" officeooo:rsid="00c8a72c"/>
    </style:style>
    <style:style style:name="T305" style:family="text">
      <style:text-properties fo:color="#5983b0" loext:opacity="100%" style:font-name="Futura Std Condensed Light1" officeooo:rsid="00abe24d"/>
    </style:style>
    <style:style style:name="T306" style:family="text">
      <style:text-properties fo:color="#5983b0" loext:opacity="100%" style:font-name="Futura Std Condensed Light1" officeooo:rsid="00c8a7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Kindergarten Massaker</text:p>
      <text:p text:style-name="P1"/>
      <text:p text:style-name="P1"/>
      <text:p text:style-name="P1"/>
      <text:p text:style-name="P2">Pitch</text:p>
      <text:p text:style-name="P14"/>
      <text:p text:style-name="P31"><text:span text:style-name="T4"><text:tab/></text:span><text:span text:style-name="T236">P</text:span><text:span text:style-name="T4">eaceful Alien</text:span> <text:span text:style-name="T280">l</text:span>and<text:span text:style-name="T3">s</text:span> in a Kindergarten. Kids are coming from everywhere. More and more. They tend to surround the <text:span text:style-name="T3">Alien</text:span> <text:span text:style-name="T234">a</text:span><text:span text:style-name="T4">nd they want “blood”! </text:span><text:span text:style-name="T210">Alien</text:span> has to avoid <text:span text:style-name="T1">kids</text:span> in order to survive. Everything’s seen through a surveillance<text:span text:style-name="T210"> </text:span>cam <text:span text:style-name="T1">t</text:span>hat gets buggier and buggier up to the point <text:span text:style-name="T1">that</text:span> it shuts down. End of game?</text:p>
      <text:p text:style-name="P6">Gameplay (more or less)</text:p>
      <text:p text:style-name="P14"/>
      <text:p text:style-name="P20"><text:tab/><text:span text:style-name="T196">The game will be a</text:span><text:span text:style-name="T15"> </text:span><text:span text:style-name="T18">Top Down Shooter</text:span><text:span text:style-name="T119"> in </text:span><text:span text:style-name="T15">2D pixel art</text:span><text:span text:style-name="T196"> </text:span><text:span text:style-name="T206">style</text:span><text:span text:style-name="T196">.</text:span></text:p>
      <text:p text:style-name="P15"/>
      <text:p text:style-name="P15"><text:tab/>The game will<text:span text:style-name="T179"> </text:span>be in <text:span text:style-name="T6">German</text:span> (just because the title rocks in German).</text:p>
      <text:p text:style-name="P15"/>
      <text:p text:style-name="P19"><text:tab/><text:span text:style-name="T25">1 player versus CPU</text:span><text:span text:style-name="T139">.</text:span></text:p>
      <text:p text:style-name="P15"/>
      <text:p text:style-name="P19"><text:tab/><text:span text:style-name="T30">1 difficulty level</text:span><text:span text:style-name="T139">.</text:span></text:p>
      <text:p text:style-name="P27"/>
      <text:p text:style-name="P27"><text:tab/><text:span text:style-name="T196">One</text:span> game last<text:span text:style-name="T204">s</text:span> <text:span text:style-name="T179">up to</text:span> <text:span text:style-name="T8">1 minute</text:span> (or a bit more <text:span text:style-name="T179">with luck as player will become “blind” at some point</text:span>). <text:span text:style-name="T237">Well. As long as the Alien can survive, the game isn’t over but considering that </text:span><text:span text:style-name="T248">after </text:span><text:span text:style-name="T237">about 1 minute the screen </text:span><text:span text:style-name="T270">gets</text:span><text:span text:style-name="T237"> black, I don’t think the game will last very long </text:span><text:span text:style-name="T270">after that</text:span><text:span text:style-name="T237">...</text:span></text:p>
      <text:p text:style-name="P16"/>
      <text:p text:style-name="P16"><text:tab/><text:span text:style-name="T95">The only thing that will be recorded is HOW LONG YOU SURVIVE</text:span><text:span text:style-name="T96">D</text:span><text:span text:style-name="T95">! (only the best </text:span><text:span text:style-name="T97">time</text:span><text:span text:style-name="T95">)</text:span><text:span text:style-name="T102">.</text:span><text:span text:style-name="T216"> </text:span><text:span text:style-name="T229">We’ll give the length of the game but</text:span><text:span text:style-name="T176"> </text:span><text:span text:style-name="T177">(</text:span><text:span text:style-name="T176">if it doesn’t break the record, then</text:span><text:span text:style-name="T177">)</text:span><text:span text:style-name="T176"> </text:span><text:span text:style-name="T229">“</text:span><text:span text:style-name="T228">it’ll be lost for ever like tears in the rain!</text:span><text:span text:style-name="T229">”</text:span></text:p>
      <text:p text:style-name="P16"/>
      <text:p text:style-name="P16"><text:tab/><text:span text:style-name="T14">Nothing to gather</text:span><text:span text:style-name="T179">: no bonus, </text:span><text:span text:style-name="T234">no health, </text:span><text:span text:style-name="T179">no money, no points, </text:span><text:span text:style-name="T196">no weapon, no armor, </text:span><text:span text:style-name="T179">no nothing!</text:span></text:p>
      <text:p text:style-name="P16"/>
      <text:p text:style-name="P16"><text:tab/><text:span text:style-name="T34">“</text:span><text:span text:style-name="T36">C</text:span><text:span text:style-name="T37">ontact” with</text:span><text:span text:style-name="T38"> </text:span><text:span text:style-name="T36">enemies</text:span><text:span text:style-name="T38"> </text:span><text:span text:style-name="T37">deals </text:span><text:span text:style-name="T36">no </text:span><text:span text:style-name="T37">damage, </text:span><text:span text:style-name="T39">only </text:span><text:span text:style-name="T40">physical attacks/</text:span><text:span text:style-name="T39">projectiles/</text:span><text:span text:style-name="T41">weapons</text:span><text:span text:style-name="T39"> do.</text:span></text:p>
      <text:p text:style-name="P16"/>
      <text:p text:style-name="P16"><text:span text:style-name="T44"><text:tab/></text:span><text:span text:style-name="T61">The Alien is invulnerable for the first 3 seconds </text:span><text:span text:style-name="T70">of the game (just in case)</text:span><text:span text:style-name="T61">!</text:span></text:p>
      <text:p text:style-name="P74"><text:span text:style-name="T283">The </text:span>Alien</text:p>
      <text:p text:style-name="P75"/>
      <text:p text:style-name="P40"><text:span text:style-name="T270">The</text:span> <text:span text:style-name="T270">A</text:span>lien<text:span text:style-name="T270">s</text:span> <text:span text:style-name="T270">have</text:span> <text:span text:style-name="T248">female </text:span>German old fashioned name<text:span text:style-name="T270">s</text:span> (only for fun): <text:span text:style-name="T270">the player’s Alien is called </text:span><text:span text:style-name="T70">Brünhild</text:span><text:span text:style-name="T270">, the other one at the teleportation desk is called </text:span><text:span text:style-name="T70">Gudrun</text:span><text:span text:style-name="T156"> </text:span><text:span text:style-name="T178">(Say hello to Scotty!)</text:span>!</text:p>
      <text:p text:style-name="P28"/>
      <text:p text:style-name="P81"><text:span text:style-name="T122">The </text:span><text:span text:style-name="T132">A</text:span><text:span text:style-name="T121">lien </text:span><text:span text:style-name="T131">has</text:span><text:span text:style-name="T226"> 1000 hit points (HP)</text:span><text:span text:style-name="T121">.</text:span></text:p>
      <text:p text:style-name="P30"/>
      <text:p text:style-name="P30"><text:tab/><text:span text:style-name="T270">The</text:span><text:span text:style-name="T207"> Alien has</text:span><text:span text:style-name="T4"> </text:span><text:span text:style-name="T9">1</text:span><text:span text:style-name="T8"> defensive </text:span><text:span text:style-name="T15">skill</text:span><text:span text:style-name="T118"> </text:span><text:span text:style-name="T165">to choose</text:span>:</text:p>
      <text:p text:style-name="P30"/>
      <text:p text:style-name="P32">- <text:span text:style-name="T8">Random teleportation</text:span><text:span text:style-name="T154"> </text:span><text:span text:style-name="T159">(</text:span><text:span text:style-name="T274">cooldown: </text:span><text:span text:style-name="T278">10</text:span><text:span text:style-name="T274"> seconds</text:span><text:span text:style-name="T159">).</text:span></text:p>
      <text:p text:style-name="P32">- <text:span text:style-name="T8">Dash</text:span> <text:span text:style-name="T2">(</text:span><text:span text:style-name="T182">pass through </text:span><text:span text:style-name="T180">kids and attacks</text:span><text:span text:style-name="T160"> – </text:span><text:span text:style-name="T274">cooldown: 15 seconds</text:span><text:span text:style-name="T2">).</text:span></text:p>
      <text:p text:style-name="P32">- <text:span text:style-name="T8">Repulsive “</text:span><text:span text:style-name="T10">explosions”</text:span><text:span text:style-name="T100"> </text:span><text:span text:style-name="T101">(repulsive effect </text:span><text:span text:style-name="T102">only on kids </text:span><text:span text:style-name="T100">–</text:span><text:span text:style-name="T102"> </text:span><text:span text:style-name="T104">not the attacks</text:span><text:span text:style-name="T160"> – </text:span><text:span text:style-name="T274">cooldown: 10 seconds</text:span><text:span text:style-name="T101">).</text:span></text:p>
      <text:p text:style-name="P32">- <text:span text:style-name="T8">Freezing </text:span><text:span text:style-name="T11">“</text:span><text:span text:style-name="T49">shock wave”</text:span><text:span text:style-name="T12"> </text:span><text:span text:style-name="T101">(</text:span><text:span text:style-name="T112">Freezes nearby enemies for </text:span><text:span text:style-name="T113">4</text:span><text:span text:style-name="T112"> seconds</text:span><text:span text:style-name="T160"> </text:span><text:span text:style-name="T161">–</text:span><text:span text:style-name="T160"> </text:span><text:span text:style-name="T104">not the </text:span><text:span text:style-name="T114">missiles</text:span><text:span text:style-name="T160"> – </text:span><text:span text:style-name="T274">cooldown: 15 seconds</text:span><text:span text:style-name="T101">).</text:span></text:p>
      <text:p text:style-name="P30">- <text:span text:style-name="T13">Quick r</text:span><text:span text:style-name="T12">unner </text:span><text:span text:style-name="T101">(</text:span><text:span text:style-name="T170">runs</text:span><text:span text:style-name="T158"> 2</text:span><text:span text:style-name="T164">0</text:span><text:span text:style-name="T158">% faster – </text:span><text:span text:style-name="T276">permanent</text:span><text:span text:style-name="T101">).</text:span></text:p>
      <text:p text:style-name="P32">- <text:span text:style-name="T10">Force </text:span><text:span text:style-name="T49">f</text:span><text:span text:style-name="T10">ield</text:span><text:span text:style-name="T100"> </text:span><text:span text:style-name="T101">(repulsive effect </text:span><text:span text:style-name="T157">for </text:span><text:span text:style-name="T158">6</text:span><text:span text:style-name="T157"> seconds</text:span><text:span text:style-name="T102"> on </text:span><text:span text:style-name="T117">ranged attacks</text:span><text:span text:style-name="T160"> – </text:span><text:span text:style-name="T274">cooldown: 10 seconds</text:span><text:span text:style-name="T101">).</text:span></text:p>
      <text:p text:style-name="P34">- <text:span text:style-name="T10">Time stop </text:span><text:span text:style-name="T101">(affects </text:span><text:span text:style-name="T112">everything</text:span><text:span text:style-name="T175">(except shaders)</text:span><text:span text:style-name="T112"> for 3 seconds</text:span><text:span text:style-name="T160"> – </text:span><text:span text:style-name="T274">cooldown: 20 seconds</text:span><text:span text:style-name="T102">).</text:span></text:p>
      <text:p text:style-name="P32">- <text:span text:style-name="T13">Mirror images</text:span><text:span text:style-name="T98"> (</text:span><text:span text:style-name="T188">3</text:span><text:span text:style-name="T181"> </text:span><text:span text:style-name="T189">i</text:span><text:span text:style-name="T188">nvulnerable </text:span><text:span text:style-name="T186">copies </text:span><text:span text:style-name="T189">of the Alien</text:span><text:span text:style-name="T98"> </text:span><text:span text:style-name="T300">appear (flashing white for 1 frame) and </text:span><text:span text:style-name="T98">start </text:span><text:span text:style-name="T268">running</text:span><text:span text:style-name="T98"> in random directions from the player attracting closest kids for </text:span><text:span text:style-name="T185">3</text:span><text:span text:style-name="T181"> seconds</text:span><text:span text:style-name="T194"> </text:span><text:span text:style-name="T195">then disappear</text:span><text:span text:style-name="T160"> </text:span><text:span text:style-name="T163">(flashing white for 1 frame) </text:span><text:span text:style-name="T160">– </text:span><text:span text:style-name="T274">cooldown: 1</text:span><text:span text:style-name="T277">5</text:span><text:span text:style-name="T274"> seconds</text:span><text:span text:style-name="T98">).</text:span></text:p>
      <text:p text:style-name="P30">- <text:span text:style-name="T19">Dodger</text:span><text:span text:style-name="T200"> (hit box </text:span><text:span text:style-name="T235">size </text:span><text:span text:style-name="T200">reduced</text:span><text:span text:style-name="T101"> </text:span><text:span text:style-name="T158">by 2</text:span><text:span text:style-name="T164">0</text:span><text:span text:style-name="T158">% </text:span><text:span text:style-name="T101">– </text:span><text:span text:style-name="T275">permanent</text:span><text:span text:style-name="T200">).</text:span></text:p>
      <text:p text:style-name="P32">- <text:span text:style-name="T19">Invisible</text:span><text:span text:style-name="T200"> (makes </text:span><text:span text:style-name="T183">enemies go away </text:span><text:span text:style-name="T187">as if the Alien wasn’t here</text:span><text:span text:style-name="T200"> for </text:span><text:span text:style-name="T297">4</text:span><text:span text:style-name="T200"> seconds</text:span><text:span text:style-name="T160"> – </text:span><text:span text:style-name="T274">cooldown: </text:span><text:span text:style-name="T277">20</text:span><text:span text:style-name="T274"> seconds</text:span><text:span text:style-name="T200">).</text:span></text:p>
      <text:p text:style-name="P32">- <text:span text:style-name="T19">Shield</text:span><text:span text:style-name="T200"> (</text:span><text:span text:style-name="T184">invulnerable to </text:span><text:span text:style-name="T190">hand-to-hand</text:span><text:span text:style-name="T187"> </text:span><text:span text:style-name="T184">attack</text:span><text:span text:style-name="T190">s</text:span><text:span text:style-name="T184"> </text:span><text:span text:style-name="T187"><text:s/>for </text:span><text:span text:style-name="T191">3</text:span><text:span text:style-name="T187"> seconds</text:span><text:span text:style-name="T160"> – </text:span><text:span text:style-name="T274">cooldown: 10 seconds</text:span><text:span text:style-name="T200">).</text:span></text:p>
      <text:p text:style-name="P37">- <text:span text:style-name="T8">Second life</text:span> (restart with <text:span text:style-name="T271">300 HP</text:span> from where the <text:span text:style-name="T300">Alien</text:span><text:span text:style-name="T261"> died – </text:span><text:span text:style-name="T279">only 1 time</text:span>).</text:p>
      <text:p text:style-name="P30">- <text:span text:style-name="T19">Healthy</text:span><text:span text:style-name="T200"> (</text:span><text:span text:style-name="T235">2</text:span><text:span text:style-name="T267">0</text:span><text:span text:style-name="T235">% </text:span><text:span text:style-name="T200">more hit points – </text:span><text:span text:style-name="T273">permanent</text:span><text:span text:style-name="T200">).</text:span></text:p>
      <text:p text:style-name="P30">- <text:span text:style-name="T20">Regeneration</text:span><text:span text:style-name="T201"> (</text:span><text:span text:style-name="T271">5</text:span><text:span text:style-name="T266"> hp per second – </text:span><text:span text:style-name="T272">permanent</text:span><text:span text:style-name="T201">).</text:span></text:p>
      <text:p text:style-name="P30">- <text:span text:style-name="T21">Hand to hand </text:span><text:span text:style-name="T65">specialist</text:span><text:span text:style-name="T202"> (50% damage from short range but 200% damage from long range – </text:span><text:span text:style-name="T273">permanent</text:span><text:span text:style-name="T202">).</text:span></text:p>
      <text:p text:style-name="P32">- <text:span text:style-name="T21">Ranged </text:span><text:span text:style-name="T28">fighting </text:span><text:span text:style-name="T65">expert</text:span><text:span text:style-name="T202"> (50% damage from long range but 200% damage from short range – </text:span><text:span text:style-name="T273">permanent</text:span><text:span text:style-name="T202">).</text:span></text:p>
      <text:p text:style-name="P30">- <text:span text:style-name="T7">None! </text:span><text:span text:style-name="T165">(</text:span><text:span text:style-name="T166">yes!</text:span><text:span text:style-name="T165">)</text:span></text:p>
      <text:p text:style-name="P30"/>
      <text:p text:style-name="P30"><text:tab/><text:span text:style-name="T26">S</text:span><text:span text:style-name="T22">kill cooldown is shown by the sprite outline color</text:span><text:span text:style-name="T147"> </text:span><text:span text:style-name="T145">(red means not ready)</text:span><text:span text:style-name="T203">.</text:span></text:p>
      <text:p text:style-name="P33"><text:tab/><text:span text:style-name="T51">No HP shown on screen </text:span><text:span text:style-name="T218">(</text:span><text:span text:style-name="T219">we’ll eventually show that also with the outline turning blue</text:span><text:span text:style-name="T218">)</text:span><text:span text:style-name="T247">.</text:span></text:p>
      <text:p text:style-name="P33"><text:tab/><text:span text:style-name="T245">When hit, the Alien flashes white </text:span><text:span text:style-name="T246">for 1 frame</text:span><text:span text:style-name="T284">.</text:span></text:p>
      <text:p text:style-name="P21"><text:tab/><text:span text:style-name="T6">Each</text:span> <text:span text:style-name="T26">skill</text:span><text:span text:style-name="T8"> has </text:span><text:span text:style-name="T43">its own</text:span><text:span text:style-name="T8"> cooldown</text:span> (<text:span text:style-name="T179">duration</text:span> depending on the <text:span text:style-name="T196">skill</text:span>).</text:p>
      <text:p text:style-name="P5">Enemies</text:p>
      <text:p text:style-name="P3"/>
      <text:p text:style-name="P42"><text:tab/><text:span text:style-name="T197">Here’s the list:</text:span></text:p>
      <text:p text:style-name="P42"/>
      <text:p text:style-name="P42">- <text:span text:style-name="T16">Throwing </text:span><text:span text:style-name="T22">B</text:span><text:span text:style-name="T16">ooger </text:span><text:span text:style-name="T22">K</text:span><text:span text:style-name="T16">ids</text:span><text:span text:style-name="T197"> (</text:span><text:span text:style-name="T226">slow </text:span><text:span text:style-name="T197">medium ranged explosives </text:span><text:span text:style-name="T203">with small effect area</text:span><text:span text:style-name="T197">):</text:span></text:p>
      <text:p text:style-name="P42"><text:tab/><text:span text:style-name="T226">Alien loses </text:span><text:span text:style-name="T53">1</text:span><text:span text:style-name="T28">00 </text:span><text:span text:style-name="T42">HP</text:span><text:span text:style-name="T226"> when hit.</text:span></text:p>
      <text:p text:style-name="P42"/>
      <text:p text:style-name="P42">- <text:span text:style-name="T16">Spitting </text:span><text:span text:style-name="T22">K</text:span><text:span text:style-name="T16">ids</text:span><text:span text:style-name="T197"> (</text:span><text:span text:style-name="T226">quick s</text:span><text:span text:style-name="T223">hort </text:span><text:span text:style-name="T197">ranged </text:span><text:span text:style-name="T281">projectile</text:span><text:span text:style-name="T197">).</text:span></text:p>
      <text:p text:style-name="P43"><text:tab/><text:span text:style-name="T226">Alien loses </text:span><text:span text:style-name="T53">5</text:span><text:span text:style-name="T47">0</text:span><text:span text:style-name="T28"> </text:span><text:span text:style-name="T42">HP</text:span><text:span text:style-name="T226"> when hit.</text:span></text:p>
      <text:p text:style-name="P43"/>
      <text:p text:style-name="P42">- <text:span text:style-name="T16">Kids </text:span><text:span text:style-name="T22">W</text:span><text:span text:style-name="T16">ith </text:span><text:span text:style-name="T22">S</text:span><text:span text:style-name="T16">ticks</text:span><text:span text:style-name="T197"> (</text:span><text:span text:style-name="T226">very quick </text:span><text:span text:style-name="T211">hand to hand</text:span><text:span text:style-name="T197"> attack).</text:span></text:p>
      <text:p text:style-name="P43"><text:tab/><text:span text:style-name="T226">Alien loses </text:span><text:span text:style-name="T53">25</text:span><text:span text:style-name="T28"> </text:span><text:span text:style-name="T42">HP</text:span><text:span text:style-name="T226"> when hit.</text:span></text:p>
      <text:p text:style-name="P43"/>
      <text:p text:style-name="P44">- <text:span text:style-name="T49">Crying </text:span><text:span text:style-name="T23">Kids</text:span><text:span text:style-name="T205"> </text:span><text:span text:style-name="T238">run randomly then stop to cry</text:span><text:span text:style-name="T205">. </text:span><text:span text:style-name="T238">If the Alien is close enough, kick him. </text:span><text:span text:style-name="T243">Resume routine.</text:span></text:p>
      <text:p text:style-name="P44"><text:tab/><text:span text:style-name="T226">Alien loses </text:span><text:span text:style-name="T53">75</text:span><text:span text:style-name="T28"> </text:span><text:span text:style-name="T42">HP</text:span><text:span text:style-name="T226"> </text:span><text:span text:style-name="T243">when hit</text:span><text:span text:style-name="T227">.</text:span></text:p>
      <text:p text:style-name="P43"/>
      <text:p text:style-name="P42">- <text:span text:style-name="T22">Vomiting </text:span><text:span text:style-name="T23">K</text:span><text:span text:style-name="T22">ids</text:span><text:span text:style-name="T203"> (</text:span><text:span text:style-name="T226">slow </text:span><text:span text:style-name="T203">long range attacks with large effect area). </text:span><text:span text:style-name="T243">Wandering, then vomiting somewhere there space for the puddle, then resuming… The vomit puddle generate an area that everybody’s running away from.</text:span></text:p>
      <text:p text:style-name="P44"><text:tab/><text:span text:style-name="T226">Alien loses </text:span><text:span text:style-name="T28">5</text:span><text:span text:style-name="T47">0</text:span><text:span text:style-name="T28"> </text:span><text:span text:style-name="T42">HP per second</text:span><text:span text:style-name="T226"> when walking in the vomit puddle until exiting it. </text:span><text:span text:style-name="T227">He also takes decreasing damages</text:span><text:span text:style-name="T243"> </text:span><text:span text:style-name="T227">for up to 2 seconds </text:span><text:span text:style-name="T243">(</text:span><text:span text:style-name="T50">25HP </text:span><text:span text:style-name="T53">the first second</text:span><text:span text:style-name="T50">, then 10HP</text:span><text:span text:style-name="T243">) </text:span><text:span text:style-name="T227">after exiting the area.</text:span></text:p>
      <text:p text:style-name="P42"/>
      <text:p text:style-name="P42">- <text:span text:style-name="T17">T</text:span><text:span text:style-name="T53">he t</text:span><text:span text:style-name="T8">eacher </text:span><text:span text:style-name="T290">(see </text:span><text:span text:style-name="T293">*1</text:span><text:span text:style-name="T292"> </text:span><text:span text:style-name="T290">below)</text:span><text:span text:style-name="T221"> </text:span><text:span text:style-name="T153">walk</text:span><text:span text:style-name="T99">ing randomly.</text:span> <text:span text:style-name="T250">When </text:span><text:span text:style-name="T198">close </text:span><text:span text:style-name="T250">enough </text:span><text:span text:style-name="T198">to the Alien </text:span><text:span text:style-name="T250">and kids involved in the fight,</text:span><text:span text:style-name="T198"> </text:span><text:span text:style-name="T250">starts running to </text:span>try to stop the mess <text:span text:style-name="T198">(</text:span><text:span text:style-name="T243">she</text:span><text:span text:style-name="T199"> </text:span><text:span text:style-name="T243">is an</text:span><text:span text:style-name="T199"> </text:span><text:span text:style-name="T198">obstacle: run</text:span><text:span text:style-name="T199">ning</text:span><text:span text:style-name="T198"> then stop</text:span><text:span text:style-name="T199">ping,</text:span><text:span text:style-name="T198"> trying to calm things down </text:span><text:span text:style-name="T232">staying between kid</text:span><text:span text:style-name="T243">s</text:span><text:span text:style-name="T232"> and Alien </text:span><text:span text:style-name="T198">then </text:span><text:span text:style-name="T230">going away and </text:span><text:span text:style-name="T232">finally </text:span><text:span text:style-name="T198">resum</text:span><text:span text:style-name="T232">ing</text:span><text:span text:style-name="T198">… </text:span><text:span text:style-name="T214">I don’t know if she should give up and go away for a while if a never ending fight happens </text:span><text:span text:style-name="T217">as it will for sure</text:span><text:span text:style-name="T198">).</text:span></text:p>
      <text:p text:style-name="P42"/>
      <text:p text:style-name="P50">----------</text:p>
      <text:p text:style-name="P42"/>
      <text:p text:style-name="P55">About “IA”, above is a very <text:span text:style-name="T289">basic</text:span> description of the enemy behaviors. In the Pac-Man game, one ghost aims at Pac-Man, another aims ahead of Pac-Man, the third has a random behavior and the fourth ghost tries <text:span text:style-name="T289">to reach Pac-Man when close enough</text:span>. <text:span text:style-name="T289">More or less. Maybe we could be inspired by these ideas for our kids.</text:span></text:p>
      <text:p text:style-name="P55"/>
      <text:p text:style-name="P56">In addition to a somewhat random size of the detection colliders maybe we could also add that the time a kid tries to reach the alien before giving up for a (somewhat random) period of time could also be somewhat random. He! He! To be continued…</text:p>
      <text:p text:style-name="P77">Technically</text:p>
      <text:p text:style-name="P76"/>
      <text:p text:style-name="P78"><text:span text:style-name="T193"><text:tab/></text:span><text:span text:style-name="T85">Animations at </text:span><text:span text:style-name="T86">3</text:span><text:span text:style-name="T85">s</text:span><text:span text:style-name="T239"> </text:span><text:span text:style-name="T240">(</text:span><text:span text:style-name="T241">just like Domestique Baston</text:span><text:span text:style-name="T240">).</text:span></text:p>
      <text:p text:style-name="P36"/>
      <text:p text:style-name="P35"><text:tab/><text:span text:style-name="T212">Every game </text:span><text:span text:style-name="T213">starts from a random point in the area</text:span><text:span text:style-name="T212">. Spawning points could possibly be established before hand. </text:span><text:span text:style-name="T220">If not the center of the map will be the starting point.</text:span></text:p>
      <text:p text:style-name="P35"/>
      <text:p text:style-name="P35"><text:tab/><text:span text:style-name="T29">Camera bug </text:span><text:span text:style-name="T45">effects</text:span><text:span text:style-name="T29"> </text:span><text:span text:style-name="T53">constantly evolve</text:span><text:span text:style-name="T29"> </text:span><text:span text:style-name="T63">up to the max </text:span><text:span text:style-name="T68">after 1 minute or so</text:span><text:span text:style-name="T265"> </text:span><text:span text:style-name="T251">and</text:span><text:span text:style-name="T208"> </text:span><text:span text:style-name="T29">the last effect (screen shutdown) always happen</text:span><text:span text:style-name="T57">s</text:span><text:span text:style-name="T29"> just after 1 minute </text:span><text:span text:style-name="T53">or a bit more… </text:span><text:span text:style-name="T63">But the game still goes on!</text:span></text:p>
      <text:p text:style-name="P29"/>
      <text:p text:style-name="P25"><text:tab/><text:span text:style-name="T24">A</text:span><text:span text:style-name="T8">lien</text:span> <text:span text:style-name="T211">and </text:span><text:span text:style-name="T33">Enemies</text:span><text:span text:style-name="T211"> </text:span><text:span text:style-name="T225">have</text:span> <text:span text:style-name="T33">8</text:span><text:span text:style-name="T8"> </text:span><text:span text:style-name="T27">action </text:span><text:span text:style-name="T8">direction</text:span><text:span text:style-name="T27">s</text:span><text:span text:style-name="T118">.</text:span></text:p>
      <text:p text:style-name="P70"/>
      <text:p text:style-name="P18"><text:span text:style-name="T118"><text:tab/></text:span><text:span text:style-name="T142">A</text:span><text:span text:style-name="T105">lien animations (</text:span><text:span text:style-name="T35">left</text:span><text:span text:style-name="T105"> and </text:span><text:span text:style-name="T35">right</text:span><text:span text:style-name="T105"> are </text:span><text:span text:style-name="T35">flopped animations</text:span><text:span text:style-name="T105">, </text:span><text:span text:style-name="T35">up/left</text:span><text:span text:style-name="T105"> and </text:span><text:span text:style-name="T35">up/right</text:span><text:span text:style-name="T105"> are </text:span><text:span text:style-name="T35">flopped animations</text:span><text:span text:style-name="T105"> and </text:span><text:span text:style-name="T35">down/left</text:span><text:span text:style-name="T105"> and </text:span><text:span text:style-name="T35">down/right</text:span><text:span text:style-name="T105"> are also </text:span><text:span text:style-name="T35">flopped animations</text:span><text:span text:style-name="T105">):</text:span></text:p>
      <text:p text:style-name="P17"><text:span text:style-name="T31"><text:tab/>8</text:span><text:span text:style-name="T30"> Move </text:span><text:span text:style-name="T49">(run) </text:span><text:span text:style-name="T30">direction</text:span><text:span text:style-name="T26">s</text:span></text:p>
      <text:p text:style-name="P17"><text:span text:style-name="T31"><text:tab/>8</text:span><text:span text:style-name="T244"> </text:span><text:span text:style-name="T30">Idle direction</text:span><text:span text:style-name="T26">s</text:span></text:p>
      <text:p text:style-name="P17"><text:span text:style-name="T26"><text:tab/></text:span><text:span text:style-name="T33">8 </text:span><text:span text:style-name="T27">G</text:span><text:span text:style-name="T33">etting </text:span><text:span text:style-name="T27">H</text:span><text:span text:style-name="T33">it directions</text:span></text:p>
      <text:p text:style-name="P17"><text:span text:style-name="T31"><text:tab/>8</text:span><text:span text:style-name="T30"> </text:span><text:span text:style-name="T27">D</text:span><text:span text:style-name="T30">eath </text:span><text:span text:style-name="T27">D</text:span><text:span text:style-name="T30">irection</text:span><text:span text:style-name="T26">s</text:span></text:p>
      <text:p text:style-name="P71"/>
      <text:p text:style-name="P18"><text:span text:style-name="T138"><text:tab/></text:span><text:span text:style-name="T109">Enemies </text:span><text:span text:style-name="T111">(kids) </text:span><text:span text:style-name="T109">animations </text:span><text:span text:style-name="T105">(</text:span><text:span text:style-name="T35">left</text:span><text:span text:style-name="T105"> and </text:span><text:span text:style-name="T35">right</text:span><text:span text:style-name="T105"> are </text:span><text:span text:style-name="T35">flopped animations</text:span><text:span text:style-name="T105">, </text:span><text:span text:style-name="T35">up/left</text:span><text:span text:style-name="T105"> and </text:span><text:span text:style-name="T35">up/right</text:span><text:span text:style-name="T105"> are </text:span><text:span text:style-name="T35">flopped animations</text:span><text:span text:style-name="T105"> and </text:span><text:span text:style-name="T35">down/left</text:span><text:span text:style-name="T105"> and </text:span><text:span text:style-name="T35">down/right</text:span><text:span text:style-name="T105"> are also </text:span><text:span text:style-name="T35">flopped animations</text:span><text:span text:style-name="T105">):</text:span></text:p>
      <text:p text:style-name="P23"><text:span text:style-name="T137"><text:tab/></text:span><text:span text:style-name="T26">8 move </text:span><text:span text:style-name="T56">(run) </text:span><text:span text:style-name="T26">directions</text:span></text:p>
      <text:p text:style-name="P80"><text:tab/>8 attack directions</text:p>
      <text:p text:style-name="P80"><text:tab/>8 Idle directions</text:p>
      <text:p text:style-name="P79"><text:span text:style-name="T5"><text:tab/>8 </text:span><text:span text:style-name="T87">waving</text:span><text:span text:style-name="T5"> directions </text:span><text:span text:style-name="T123">(when two kids face each other, they </text:span><text:span text:style-name="T124">forget about the Alien and </text:span><text:span text:style-name="T123">stop </text:span><text:span text:style-name="T124">running</text:span><text:span text:style-name="T123"> then wave at each other </text:span><text:span text:style-name="T124">for a couple of seconds </text:span><text:span text:style-name="T123">then resume moving)</text:span><text:span text:style-name="T87"> – </text:span><text:span text:style-name="T88">only </text:span><text:span text:style-name="T89">throwing booger </text:span><text:span text:style-name="T90">kids</text:span><text:span text:style-name="T89">, spitting </text:span><text:span text:style-name="T90">kids </text:span><text:span text:style-name="T89">and </text:span><text:span text:style-name="T88">kids </text:span><text:span text:style-name="T89">with sticks</text:span><text:span text:style-name="T91">.</text:span></text:p>
      <text:p text:style-name="P24"/>
      <text:p text:style-name="P25"><text:span text:style-name="T146"><text:tab/></text:span><text:span text:style-name="T110">Teacher </text:span><text:span text:style-name="T109">animations </text:span><text:span text:style-name="T105">(</text:span><text:span text:style-name="T35">left</text:span><text:span text:style-name="T105"> and </text:span><text:span text:style-name="T35">right</text:span><text:span text:style-name="T105"> are </text:span><text:span text:style-name="T35">flopped animations</text:span><text:span text:style-name="T105">, </text:span><text:span text:style-name="T35">up/left</text:span><text:span text:style-name="T105"> and </text:span><text:span text:style-name="T35">up/right</text:span><text:span text:style-name="T105"> are </text:span><text:span text:style-name="T35">flopped animations</text:span><text:span text:style-name="T105"> and </text:span><text:span text:style-name="T35">down/left</text:span><text:span text:style-name="T105"> and </text:span><text:span text:style-name="T35">down/right</text:span><text:span text:style-name="T105"> are also </text:span><text:span text:style-name="T35">flopped animations</text:span><text:span text:style-name="T105">):</text:span></text:p>
      <text:p text:style-name="P25"><text:span text:style-name="T162"><text:tab/></text:span><text:span text:style-name="T78">8 Idle directions</text:span></text:p>
      <text:p text:style-name="P22"><text:span text:style-name="T151"><text:tab/></text:span><text:span text:style-name="T26">8 </text:span><text:span text:style-name="T54">run</text:span><text:span text:style-name="T26"> directions</text:span></text:p>
      <text:p text:style-name="P38"><text:span text:style-name="T99"><text:tab/></text:span><text:span text:style-name="T26">8 “</text:span><text:span text:style-name="T54">stop fighting”</text:span><text:span text:style-name="T26"> directions</text:span></text:p>
      <text:p text:style-name="P38"/>
      <text:p text:style-name="P26"><text:span text:style-name="T106">Enem</text:span><text:span text:style-name="T111">y</text:span><text:span text:style-name="T106"> behavior</text:span><text:span text:style-name="T111">s</text:span><text:span text:style-name="T106">:</text:span></text:p>
      <text:p text:style-name="P72"/>
      <text:p text:style-name="P39"><text:soft-page-break/><text:span text:style-name="T99"><text:tab/></text:span><text:span text:style-name="T103">Followers </text:span><text:span text:style-name="T116">and stoppers and followers, etc.:</text:span></text:p>
      <text:p text:style-name="P48"><text:span text:style-name="T16"><text:tab/><text:tab/>Throwing </text:span><text:span text:style-name="T22">B</text:span><text:span text:style-name="T16">ooger </text:span><text:span text:style-name="T22">K</text:span><text:span text:style-name="T16">ids </text:span><text:span text:style-name="T171">(run randomly then stop then resume… Until they detect the Alien and then follow him to throw projectile at him).</text:span></text:p>
      <text:p text:style-name="P48"><text:span text:style-name="T16"><text:tab/><text:tab/>Spitting </text:span><text:span text:style-name="T22">K</text:span><text:span text:style-name="T16">ids </text:span><text:span text:style-name="T171">(run randomly then stop then resume… Until they detect the Alien and then follow him to throw projectile at him).</text:span></text:p>
      <text:p text:style-name="P47"><text:span text:style-name="T16"><text:tab/></text:span><text:span text:style-name="T140">Followers:</text:span></text:p>
      <text:p text:style-name="P47"><text:span text:style-name="T16"><text:tab/><text:tab/>Kids </text:span><text:span text:style-name="T22">W</text:span><text:span text:style-name="T16">ith </text:span><text:span text:style-name="T22">S</text:span><text:span text:style-name="T16">ticks </text:span><text:span text:style-name="T171">(run randomly then stop then resume… Until they detect the Alien and then follow him to hit him).</text:span></text:p>
      <text:p text:style-name="P47"/>
      <text:p text:style-name="P47"><text:span text:style-name="T23"><text:tab/></text:span><text:span text:style-name="T111">Somewhat r</text:span><text:span text:style-name="T115">andom</text:span><text:span text:style-name="T106">:</text:span></text:p>
      <text:p text:style-name="P47"><text:span text:style-name="T140"><text:tab/><text:tab/></text:span><text:span text:style-name="T22">Vomiting </text:span><text:span text:style-name="T23">K</text:span><text:span text:style-name="T22">ids </text:span><text:span text:style-name="T171">(walk randomly then stop to vomit then resume).</text:span></text:p>
      <text:p text:style-name="P47"><text:span text:style-name="T22"><text:tab/><text:tab/></text:span><text:span text:style-name="T52">Crying Kids</text:span><text:span text:style-name="T172"> </text:span><text:span text:style-name="T171">(run randomly then stop to cry </text:span><text:span text:style-name="T173">for 3 to 5 seconds </text:span><text:span text:style-name="T171">and resume… Until the Alien is detected and then try to reach him for a good kicking session </text:span><text:span text:style-name="T173">then resume…</text:span><text:span text:style-name="T171">)</text:span></text:p>
      <text:p text:style-name="P49"><text:span text:style-name="T22"><text:tab/></text:span><text:span text:style-name="T155"><text:tab/></text:span><text:span text:style-name="T17">T</text:span><text:span text:style-name="T26">eacher</text:span><text:span text:style-name="T138"> </text:span><text:span text:style-name="T171">(Stays where she is then runs somewhere else then resume… Until she detects a fight between kids and the Alien </text:span><text:span text:style-name="T174">and tries to take place between kids and the Alien – </text:span><text:span text:style-name="T290">(see </text:span><text:span text:style-name="T291">*1</text:span><text:span text:style-name="T292"> </text:span><text:span text:style-name="T290">above)</text:span><text:span text:style-name="T171">)</text:span></text:p>
      <text:p text:style-name="P58"/>
      <text:p text:style-name="P46"><text:tab/><text:span text:style-name="T262">The </text:span><text:span text:style-name="T66">game starts</text:span><text:span text:style-name="T262"> with </text:span><text:span text:style-name="T66">1 </text:span><text:span text:style-name="T67">T</text:span><text:span text:style-name="T66">eacher</text:span><text:span text:style-name="T167"> </text:span><text:span text:style-name="T168">(only 1 per game)</text:span><text:span text:style-name="T262">, </text:span><text:span text:style-name="T66">1 </text:span><text:span text:style-name="T67">C</text:span><text:span text:style-name="T66">rying </text:span><text:span text:style-name="T67">K</text:span><text:span text:style-name="T66">id</text:span><text:span text:style-name="T262">, </text:span><text:span text:style-name="T66">1 </text:span><text:span text:style-name="T67">V</text:span><text:span text:style-name="T66">omiting </text:span><text:span text:style-name="T67">K</text:span><text:span text:style-name="T66">id</text:span><text:span text:style-name="T262">, </text:span><text:span text:style-name="T67">1</text:span><text:span text:style-name="T66"> </text:span><text:span text:style-name="T67">T</text:span><text:span text:style-name="T66">hrowing </text:span><text:span text:style-name="T67">B</text:span><text:span text:style-name="T66">ooger </text:span><text:span text:style-name="T67">K</text:span><text:span text:style-name="T66">id</text:span><text:span text:style-name="T262">, </text:span><text:span text:style-name="T67">3</text:span><text:span text:style-name="T66"> </text:span><text:span text:style-name="T67">K</text:span><text:span text:style-name="T66">ids with </text:span><text:span text:style-name="T67">S</text:span><text:span text:style-name="T66">tick</text:span><text:span text:style-name="T262"> and </text:span><text:span text:style-name="T67">2</text:span><text:span text:style-name="T66"> </text:span><text:span text:style-name="T67">S</text:span><text:span text:style-name="T66">pitting </text:span><text:span text:style-name="T67">K</text:span><text:span text:style-name="T66">id.</text:span></text:p>
      <text:p text:style-name="P46"/>
      <text:p text:style-name="P46"><text:tab/><text:span text:style-name="T66">Every </text:span><text:span text:style-name="T75">2</text:span><text:span text:style-name="T66"> seconds 1 kid </text:span><text:span text:style-name="T75">spawns </text:span><text:span text:style-name="T76">in the field </text:span><text:span text:style-name="T75">(outside of the screen)</text:span><text:span text:style-name="T262">:</text:span></text:p>
      <text:p text:style-name="P46"><text:tab/><text:tab/><text:span text:style-name="T263">Spitting Kid: </text:span><text:span text:style-name="T67">30%</text:span></text:p>
      <text:p text:style-name="P46"><text:tab/><text:tab/><text:span text:style-name="T263">Kid with Stick: </text:span><text:span text:style-name="T67">40%</text:span></text:p>
      <text:p text:style-name="P46"><text:tab/><text:tab/><text:span text:style-name="T262">Throwing Booger Kid: </text:span><text:span text:style-name="T67">10%</text:span></text:p>
      <text:p text:style-name="P46"><text:span text:style-name="T262"><text:tab/><text:tab/>Crying Kid: </text:span><text:span text:style-name="T67">10%</text:span></text:p>
      <text:p text:style-name="P46"><text:span text:style-name="T262"><text:tab/><text:tab/>Vomiting Kid: </text:span><text:span text:style-name="T67">10%</text:span></text:p>
      <text:p text:style-name="P46"/>
      <text:p text:style-name="P64"><text:span text:style-name="T67"><text:tab/></text:span><text:span text:style-name="T45">Kids</text:span><text:span text:style-name="T58"> </text:span><text:span text:style-name="T77">are</text:span><text:span text:style-name="T64"> running </text:span><text:span text:style-name="T77">randomly </text:span><text:span text:style-name="T64">until they detect the Alien (or another kid and they are able to wave at each other)</text:span><text:span text:style-name="T52">.</text:span></text:p>
      <text:p text:style-name="P58"/>
      <text:p text:style-name="P59"><text:span text:style-name="T209"><text:tab/></text:span><text:span text:style-name="T32">Enemies detection colliders will have a somewhat random size</text:span><text:span text:style-name="T231">.</text:span></text:p>
      <text:p text:style-name="P65"/>
      <text:p text:style-name="P62"><text:span text:style-name="T231"><text:tab/></text:span><text:span text:style-name="T45">After a kid</text:span><text:span text:style-name="T63"> </text:span><text:span text:style-name="T64">has dealt</text:span><text:span text:style-name="T63"> damage to </text:span><text:span text:style-name="T55">the</text:span><text:span text:style-name="T45"> Alien, </text:span><text:span text:style-name="T64">t</text:span><text:span text:style-name="T45">h</text:span><text:span text:style-name="T64">at kid</text:span><text:span text:style-name="T45"> tends to go away for </text:span><text:span text:style-name="T64">5</text:span><text:span text:style-name="T48"> seconds</text:span><text:span text:style-name="T230">.</text:span></text:p>
      <text:p text:style-name="P62"/>
      <text:p text:style-name="P62"><text:span text:style-name="T63"><text:tab/>Kids with sticks go away only after hitting the Alien </text:span><text:span text:style-name="T64">3</text:span><text:span text:style-name="T63"> times</text:span><text:span text:style-name="T264">.</text:span></text:p>
      <text:p text:style-name="P62"/>
      <text:p text:style-name="P63"><text:span text:style-name="T252"><text:tab/></text:span><text:span text:style-name="T64">Kids don’t wave while fighting.</text:span></text:p>
      <text:p text:style-name="P59"/>
      <text:p text:style-name="P59"><text:soft-page-break/><text:tab/><text:span text:style-name="T46">Kids are slower than </text:span><text:span text:style-name="T55">the </text:span><text:span text:style-name="T46">Alien</text:span><text:span text:style-name="T233"> and </text:span><text:span text:style-name="T249">the </text:span><text:span text:style-name="T46">teacher </text:span><text:span text:style-name="T55">is</text:span><text:span text:style-name="T46"> faster than </text:span><text:span text:style-name="T55">the </text:span><text:span text:style-name="T46">Alien</text:span><text:span text:style-name="T233">.</text:span></text:p>
      <text:p text:style-name="P59"/>
      <text:p text:style-name="P61"><text:tab/><text:span text:style-name="T253">Just in case it wasn’t obvious, </text:span><text:span text:style-name="T58">spit</text:span><text:span text:style-name="T59">s</text:span><text:span text:style-name="T58">, vomit </text:span><text:span text:style-name="T59">puddles </text:span><text:span text:style-name="T58">and boogers don’t affect kids </text:span><text:span text:style-name="T59">and teacher </text:span><text:span text:style-name="T285">(they avoid those things)</text:span><text:span text:style-name="T58">!</text:span></text:p>
      <text:p text:style-name="P61"/>
      <text:p text:style-name="P61"><text:span text:style-name="T215"><text:tab/></text:span><text:span text:style-name="T59">K</text:span><text:span text:style-name="T58">ids </text:span><text:span text:style-name="T59">and teacher avoid</text:span><text:span text:style-name="T58"> vomit puddles.</text:span></text:p>
      <text:p text:style-name="P69"/>
      <text:p text:style-name="P69"><text:tab/><text:span text:style-name="T192">What follows could very be more or less obsolete by the time the project really starts.</text:span></text:p>
      <text:p text:style-name="P69"/>
      <text:p text:style-name="P82"><text:tab/>Kids with Sticks have 4 colliders:</text:p>
      <text:p text:style-name="P67"><text:span text:style-name="T72"><text:tab/><text:tab/></text:span><text:span text:style-name="T58">1 obstacle collider</text:span><text:span text:style-name="T253"> (for background, vomit, </text:span><text:span text:style-name="T265">other </text:span><text:span text:style-name="T253">kids, teacher and Alien).</text:span></text:p>
      <text:p text:style-name="P67"><text:tab/><text:tab/><text:span text:style-name="T58">1 Alien detection collider</text:span><text:span text:style-name="T253">.</text:span></text:p>
      <text:p text:style-name="P67"><text:tab/><text:tab/><text:span text:style-name="T58">1 waving collider</text:span><text:span text:style-name="T253">.</text:span></text:p>
      <text:p text:style-name="P67"><text:tab/><text:tab/><text:span text:style-name="T72">1 attack collider</text:span><text:span text:style-name="T281">.</text:span></text:p>
      <text:p text:style-name="P67"/>
      <text:p text:style-name="P67"><text:span text:style-name="T281"><text:tab/></text:span><text:span text:style-name="T72">Spitting Kids have 4 colliders:</text:span></text:p>
      <text:p text:style-name="P67"><text:span text:style-name="T72"><text:tab/><text:tab/></text:span><text:span text:style-name="T58">1 obstacle collider</text:span><text:span text:style-name="T253"> (for background, vomit, </text:span><text:span text:style-name="T265">other </text:span><text:span text:style-name="T253">kids, teacher and Alien).</text:span></text:p>
      <text:p text:style-name="P67"><text:tab/><text:tab/><text:span text:style-name="T58">1 Alien detection collider</text:span><text:span text:style-name="T253">.</text:span></text:p>
      <text:p text:style-name="P67"><text:tab/><text:tab/><text:span text:style-name="T58">1 waving collider</text:span><text:span text:style-name="T253">.</text:span></text:p>
      <text:p text:style-name="P67"><text:span text:style-name="T281"><text:tab/><text:tab/></text:span><text:span text:style-name="T72">1 emitter point for their projectiles</text:span><text:span text:style-name="T281">.</text:span></text:p>
      <text:p text:style-name="P67"/>
      <text:p text:style-name="P67"><text:tab/><text:span text:style-name="T72">Throwing Booger Kids have 4 colliders:</text:span></text:p>
      <text:p text:style-name="P67"><text:span text:style-name="T72"><text:tab/><text:tab/></text:span><text:span text:style-name="T58">1 obstacle collider</text:span><text:span text:style-name="T253"> (for background, vomit, </text:span><text:span text:style-name="T265">other </text:span><text:span text:style-name="T253">kids, teacher and Alien).</text:span></text:p>
      <text:p text:style-name="P67"><text:tab/><text:tab/><text:span text:style-name="T58">1 Alien detection collider</text:span><text:span text:style-name="T253">.</text:span></text:p>
      <text:p text:style-name="P67"><text:tab/><text:tab/><text:span text:style-name="T58">1 waving collider</text:span><text:span text:style-name="T253">.</text:span></text:p>
      <text:p text:style-name="P67"><text:span text:style-name="T281"><text:tab/><text:tab/></text:span><text:span text:style-name="T72">1 emitter point for their projectiles</text:span><text:span text:style-name="T281">.</text:span></text:p>
      <text:p text:style-name="P67"/>
      <text:p text:style-name="P68"><text:tab/><text:span text:style-name="T73">Vomiting</text:span><text:span text:style-name="T72"> Kids have </text:span><text:span text:style-name="T74">2</text:span><text:span text:style-name="T72"> colliders:</text:span></text:p>
      <text:p text:style-name="P68"><text:span text:style-name="T72"><text:tab/><text:tab/></text:span><text:span text:style-name="T58">1 obstacle collider</text:span><text:span text:style-name="T253"> (for background, vomit, </text:span><text:span text:style-name="T265">other </text:span><text:span text:style-name="T253">kids, teacher and Alien).</text:span></text:p>
      <text:p text:style-name="P68"><text:tab/><text:tab/><text:span text:style-name="T73">1</text:span><text:span text:style-name="T62"> collider</text:span><text:span text:style-name="T260"> to </text:span><text:span text:style-name="T62">never unleash a vomit puddle that intersects with the background </text:span><text:span text:style-name="T71">colliders</text:span><text:span text:style-name="T281">.</text:span></text:p>
      <text:p text:style-name="P68"/>
      <text:p text:style-name="P68"><text:span text:style-name="T281"><text:tab/></text:span><text:span text:style-name="T73">Crying</text:span><text:span text:style-name="T72"> Kids have </text:span><text:span text:style-name="T73">5 </text:span><text:span text:style-name="T72">colliders:</text:span></text:p>
      <text:p text:style-name="P68"><text:span text:style-name="T72"><text:tab/><text:tab/></text:span><text:span text:style-name="T58">1 obstacle collider</text:span><text:span text:style-name="T253"> (for background, vomit, </text:span><text:span text:style-name="T265">other </text:span><text:span text:style-name="T253">kids, teacher and Alien).</text:span></text:p>
      <text:p text:style-name="P68"><text:tab/><text:tab/><text:span text:style-name="T73">1 c</text:span><text:span text:style-name="T62">ollider to detect if they are close enough to the Alien to start kicking him.</text:span></text:p>
      <text:p text:style-name="P68"><text:tab/><text:tab/><text:span text:style-name="T58">1 waving collider</text:span><text:span text:style-name="T253">.</text:span></text:p>
      <text:p text:style-name="P68"><text:span text:style-name="T281"><text:tab/><text:tab/></text:span><text:span text:style-name="T73">1 attack </text:span><text:span text:style-name="T71">collider</text:span><text:span text:style-name="T281">.</text:span></text:p>
      <text:p text:style-name="P60"><text:soft-page-break/></text:p>
      <text:p text:style-name="P60"><text:tab/><text:span text:style-name="T59">The </text:span><text:span text:style-name="T74">T</text:span><text:span text:style-name="T59">eacher has 2 colliders:</text:span></text:p>
      <text:p text:style-name="P61"><text:tab/><text:tab/><text:span text:style-name="T58">1 obstacle collider</text:span><text:span text:style-name="T253"> (for background, vomit, kids and the Alien).</text:span></text:p>
      <text:p text:style-name="P61"><text:span text:style-name="T253"><text:tab/><text:tab/></text:span><text:span text:style-name="T58">1 </text:span><text:span text:style-name="T60">fight </text:span><text:span text:style-name="T58">detection collider </text:span><text:span text:style-name="T71">(!)</text:span><text:span text:style-name="T253">.</text:span></text:p>
      <text:p text:style-name="P61"/>
      <text:p text:style-name="P61"><text:tab/><text:span text:style-name="T59">The </text:span><text:span text:style-name="T74">A</text:span><text:span text:style-name="T59">lien has 2 colliders:</text:span></text:p>
      <text:p text:style-name="P61"><text:tab/><text:tab/><text:span text:style-name="T59">1 obstacle collider</text:span><text:span text:style-name="T58"> </text:span><text:span text:style-name="T253">(for background, kids </text:span><text:span text:style-name="T254">and</text:span><text:span text:style-name="T253"> the teacher).</text:span></text:p>
      <text:p text:style-name="P61"><text:tab/><text:tab/><text:span text:style-name="T59">1 “get hit” collider</text:span><text:span text:style-name="T254">.</text:span></text:p>
      <text:p text:style-name="P61"/>
      <text:p text:style-name="P61"><text:tab/><text:span text:style-name="T84">When a projectile hits the Alien, the projectile flashes white for 1 frame then disappears</text:span><text:span text:style-name="T299">.</text:span></text:p>
      <text:p text:style-name="P61"/>
      <text:p text:style-name="P89">“Script” of a game</text:p>
      <text:p text:style-name="P88"/>
      <text:p text:style-name="P90"><text:tab/><text:span text:style-name="T301">When starting game (using Beam me down, Gudrun! Button), we’ll use the transition screen to go to the game itself. Music will cross fade from music of the menus to the game music (starting with INTRO_GAME.wav music then plying in loop the INGAME.wav music).</text:span></text:p>
      <text:p text:style-name="P90"/>
      <text:p text:style-name="P90"><text:tab/><text:span text:style-name="T301">Death screen will hit without any transition. When hitting the A button on this screen then we’ll use the transition screen again and cross fading music from here to the game (just as described above). Any other button will bring back the Menu scene (Menu.tscn).</text:span></text:p>
      <text:p text:style-name="P9">Shaders</text:p>
      <text:p text:style-name="P11"/>
      <text:p text:style-name="P12"><text:tab/><text:span text:style-name="T120">The game overlay </text:span><text:span text:style-name="T287">(</text:span><text:span text:style-name="T286">Game_Overlay_1</text:span><text:span text:style-name="T287">(</text:span><text:span text:style-name="T286">or 2 or 3</text:span><text:span text:style-name="T287">)</text:span><text:span text:style-name="T286">.</text:span><text:span text:style-name="T287">tscn</text:span><text:span text:style-name="T286">)</text:span><text:span text:style-name="T120"> is </text:span><text:span text:style-name="T8">randomly</text:span><text:span text:style-name="T120"> selected before the game starts.</text:span></text:p>
      <text:p text:style-name="P12"/>
      <text:p text:style-name="P13"><text:span text:style-name="T120"><text:tab/></text:span><text:span text:style-name="T134">If time comes, </text:span><text:span text:style-name="T288">Shutdown_Overlay.tscn</text:span><text:span text:style-name="T134"> is inserted </text:span><text:span text:style-name="T80">between</text:span><text:span text:style-name="T134"> the </text:span><text:span text:style-name="T80">game</text:span><text:span text:style-name="T134"> and </text:span><text:span text:style-name="T286">Game_Overlay_1</text:span><text:span text:style-name="T287">(</text:span><text:span text:style-name="T286">or 2 or 3</text:span><text:span text:style-name="T287">)</text:span><text:span text:style-name="T286">.</text:span><text:span text:style-name="T287">tscn</text:span><text:span text:style-name="T133"> </text:span><text:span text:style-name="T81">AND </text:span><text:span text:style-name="T82">shader </text:span><text:span text:style-name="T81">values are reset instantly</text:span><text:span text:style-name="T222"> (or in the first 2 frames of the shutdown overlay animation, we’ll test that)</text:span><text:span text:style-name="T135">. </text:span><text:span text:style-name="T136">Of course, that will depend on how the project is handled in Godot.</text:span></text:p>
      <text:p text:style-name="P4">Options</text:p>
      <text:p text:style-name="P41"/>
      <text:p text:style-name="P53"><text:tab/><text:span text:style-name="T224">Adding 1</text:span><text:span text:style-name="T148"> </text:span><text:span text:style-name="T143">more </text:span><text:span text:style-name="T148">difficulty mode </text:span><text:span text:style-name="T141">to the normal one</text:span><text:span text:style-name="T148">: </text:span><text:span text:style-name="T107">Super Hyper Mega </text:span><text:span text:style-name="T108">Hardcore</text:span><text:span text:style-name="T148"> (more enemies moving and attacking quickly, nerfed Alien skills, slower Alien, </text:span><text:span text:style-name="T144">enemies dealing more damages</text:span><text:span text:style-name="T148">).</text:span></text:p>
      <text:p text:style-name="P52"><text:span text:style-name="T148"><text:tab/></text:span><text:span text:style-name="T149">Up to 4 </text:span><text:span text:style-name="T150">Alien</text:span><text:span text:style-name="T142">s</text:span><text:span text:style-name="T149"> simultaneously </text:span><text:span text:style-name="T152">(bigger map)</text:span><text:span text:style-name="T149">.</text:span></text:p>
      <text:p text:style-name="P54"><text:span text:style-name="T99"><text:tab/></text:span><text:span text:style-name="T141">O</text:span><text:span text:style-name="T99">nline mode.</text:span></text:p>
      <text:p text:style-name="P54"><text:span text:style-name="T118"><text:tab/></text:span><text:span text:style-name="T196">Adding new Alien</text:span><text:span text:style-name="T237">s</text:span><text:span text:style-name="T196"> would be great.</text:span></text:p>
      <text:p text:style-name="P57"><text:tab/>Adding new skillls.</text:p>
      <text:p text:style-name="P51"><text:tab/><text:span text:style-name="T196">Adding new </text:span>enemies<text:span text:style-name="T196"> </text:span><text:span text:style-name="T224">(with new behaviors) </text:span><text:span text:style-name="T196">would be great </text:span>too<text:span text:style-name="T196">.</text:span></text:p>
      <text:p text:style-name="P45"><text:tab/>With a lot of courage, new maps would also be added…</text:p>
      <text:p text:style-name="P7">What we borrowed from the world outside:</text:p>
      <text:p text:style-name="P8"/>
      <text:p text:style-name="P73"><text:span text:style-name="T255">Assets from </text:span><text:a xlink:type="simple" xlink:href="http://animallogic.com/alab/" text:style-name="Internet_20_link" text:visited-style-name="Visited_20_Internet_20_Link">Animallogic</text:a></text:p>
      <text:p text:style-name="P73"><text:span text:style-name="T256">Fonts</text:span><text:span text:style-name="T255"> from </text:span><text:a xlink:type="simple" xlink:href="http://www.iconian.com/" text:style-name="Internet_20_link" text:visited-style-name="Visited_20_Internet_20_Link">Iconian Fonts</text:a></text:p>
      <text:p text:style-name="P84"><text:span text:style-name="T128">Sound</text:span><text:span text:style-name="T129">s</text:span><text:span text:style-name="T128"> from </text:span><text:a xlink:type="simple" xlink:href="http://www.mixkit.co/" text:style-name="Internet_20_link" text:visited-style-name="Visited_20_Internet_20_Link"><text:span text:style-name="T242">Mixkit.co</text:span></text:a><text:span text:style-name="T128">, </text:span><text:a xlink:type="simple" xlink:href="http://freesound.org/" text:style-name="Internet_20_link" text:visited-style-name="Visited_20_Internet_20_Link"><text:span text:style-name="T242">Freesound.org</text:span></text:a><text:span text:style-name="T130">, </text:span><text:a xlink:type="simple" xlink:href="http://www.quicksounds.com/" text:style-name="Internet_20_link" text:visited-style-name="Visited_20_Internet_20_Link"><text:span text:style-name="T259">Quicksounds.com</text:span></text:a></text:p>
      <text:p text:style-name="P83"><text:span text:style-name="T126">Video shaders by </text:span><text:a xlink:type="simple" xlink:href="http://twitter.com/ahopness/" text:style-name="Internet_20_link" text:visited-style-name="Visited_20_Internet_20_Link"><text:span text:style-name="T242">Ahopness</text:span></text:a><text:span text:style-name="T126"> </text:span><text:span text:style-name="T127">(original shaders by: </text:span><text:span text:style-name="T169">Timothy Lottes, Keijiro, Ehj1, FMS_Cat),</text:span><text:span text:style-name="T125"> </text:span><text:a xlink:type="simple" xlink:href="http://godotshaders.com/author/arlez80/" text:style-name="Internet_20_link" text:visited-style-name="Visited_20_Internet_20_Link"><text:span text:style-name="T242">Yui Kinomoto</text:span></text:a><text:span text:style-name="T125">, </text:span><text:a xlink:type="simple" xlink:href="http://godotshaders.com/author/pend00/" text:style-name="Internet_20_link" text:visited-style-name="Visited_20_Internet_20_Link"><text:span text:style-name="T258">Peter Höglund</text:span></text:a></text:p>
      <text:p text:style-name="P86"><text:a xlink:type="simple" xlink:href="http://www.youtube.com/@Gdquest" text:style-name="Internet_20_link" text:visited-style-name="Visited_20_Internet_20_Link"><text:span text:style-name="T294">S</text:span></text:a><text:span text:style-name="T294">tuff from </text:span><text:a xlink:type="simple" xlink:href="http://www.youtube.com/@PlayWithFurcifer" text:style-name="Internet_20_link" text:visited-style-name="Visited_20_Internet_20_Link"><text:span text:style-name="T296">Play</text:span><text:span text:style-name="T298">W</text:span><text:span text:style-name="T296">ithFurcifer</text:span></text:a><text:span text:style-name="T294">, </text:span><text:a xlink:type="simple" xlink:href="http://www.youtube.com/@jontopielski6227" text:style-name="Internet_20_link" text:visited-style-name="Visited_20_Internet_20_Link"><text:span text:style-name="T295">Jon Topielski</text:span></text:a><text:span text:style-name="T295">, </text:span></text:p>
      <text:p text:style-name="P85"/>
      <text:p text:style-name="P66">Did we forget something/<text:span text:style-name="T257">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3-09-12T18:59:35.753000000</dc:date>
    <meta:editing-duration>PT13H42M20S</meta:editing-duration>
    <meta:editing-cycles>122</meta:editing-cycles>
    <meta:generator>LibreOffice/7.5.0.3$Windows_X86_64 LibreOffice_project/c21113d003cd3efa8c53188764377a8272d9d6de</meta:generator>
    <meta:document-statistic meta:table-count="0" meta:image-count="0" meta:object-count="0" meta:page-count="12" meta:paragraph-count="150" meta:word-count="1905" meta:character-count="11299" meta:non-whitespace-character-count="9385"/>
  </office:meta>
</office:document-meta>
</file>